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E0000012E536C16603C5E2A7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8278in" fo:margin-left="0in" fo:margin-top="0in" fo:margin-bottom="0in" table:align="left"/>
    </style:style>
    <style:style style:name="Table1.A" style:family="table-column">
      <style:table-column-properties style:column-width="6.82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" style:family="table">
      <style:table-properties style:width="6.8278in" fo:margin-left="0in" fo:margin-top="0in" fo:margin-bottom="0in" table:align="left"/>
    </style:style>
    <style:style style:name="Table2.A" style:family="table-column">
      <style:table-column-properties style:column-width="6.8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" style:family="table">
      <style:table-properties style:width="6.8278in" fo:margin-left="0in" fo:margin-top="0in" fo:margin-bottom="0in" table:align="left"/>
    </style:style>
    <style:style style:name="Table3.A" style:family="table-column">
      <style:table-column-properties style:column-width="6.82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4" style:family="table">
      <style:table-properties style:width="6.8278in" fo:margin-left="0in" fo:margin-top="0in" fo:margin-bottom="0in" table:align="left"/>
    </style:style>
    <style:style style:name="Table4.A" style:family="table-column">
      <style:table-column-properties style:column-width="6.82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5" style:family="table">
      <style:table-properties style:width="6.8021in" fo:margin-left="0in" fo:margin-top="0in" fo:margin-bottom="0in" table:align="left"/>
    </style:style>
    <style:style style:name="Table5.A" style:family="table-column">
      <style:table-column-properties style:column-width="6.802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.5pt solid #ff0000"/>
    </style:style>
    <style:style style:name="Table6" style:family="table">
      <style:table-properties style:width="6.8278in" fo:margin-left="0in" fo:margin-top="0in" fo:margin-bottom="0in" table:align="left"/>
    </style:style>
    <style:style style:name="Table6.A" style:family="table-column">
      <style:table-column-properties style:column-width="6.827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7" style:family="table">
      <style:table-properties style:width="6.8278in" fo:margin-left="0in" fo:margin-top="0in" fo:margin-bottom="0in" table:align="left"/>
    </style:style>
    <style:style style:name="Table7.A" style:family="table-column">
      <style:table-column-properties style:column-width="6.827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8" style:family="table">
      <style:table-properties style:width="6.8278in" fo:margin-left="0in" fo:margin-top="0in" fo:margin-bottom="0in" table:align="left"/>
    </style:style>
    <style:style style:name="Table8.A" style:family="table-column">
      <style:table-column-properties style:column-width="6.827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9" style:family="table">
      <style:table-properties style:width="6.8278in" fo:margin-left="0in" fo:margin-top="0in" fo:margin-bottom="0in" table:align="left"/>
    </style:style>
    <style:style style:name="Table9.A" style:family="table-column">
      <style:table-column-properties style:column-width="6.827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0" style:family="table">
      <style:table-properties style:width="6.8278in" fo:margin-left="0in" fo:margin-top="0in" fo:margin-bottom="0in" table:align="left"/>
    </style:style>
    <style:style style:name="Table10.A" style:family="table-column">
      <style:table-column-properties style:column-width="6.827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1" style:family="table">
      <style:table-properties style:width="6.8278in" fo:margin-left="0in" fo:margin-top="0in" fo:margin-bottom="0in" table:align="left"/>
    </style:style>
    <style:style style:name="Table11.A" style:family="table-column">
      <style:table-column-properties style:column-width="6.827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2" style:family="table">
      <style:table-properties style:width="6.8278in" fo:margin-left="0in" fo:margin-top="0in" fo:margin-bottom="0in" table:align="left"/>
    </style:style>
    <style:style style:name="Table12.A" style:family="table-column">
      <style:table-column-properties style:column-width="6.827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3" style:family="table">
      <style:table-properties style:width="6.8278in" fo:margin-left="0in" fo:margin-top="0in" fo:margin-bottom="0in" table:align="left"/>
    </style:style>
    <style:style style:name="Table13.A" style:family="table-column">
      <style:table-column-properties style:column-width="6.827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4" style:family="table">
      <style:table-properties style:width="6.8278in" fo:margin-left="0in" fo:margin-top="0in" fo:margin-bottom="0in" table:align="left"/>
    </style:style>
    <style:style style:name="Table14.A" style:family="table-column">
      <style:table-column-properties style:column-width="6.8278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5" style:family="table">
      <style:table-properties style:width="6.8278in" fo:margin-left="0in" fo:margin-top="0in" fo:margin-bottom="0in" table:align="left"/>
    </style:style>
    <style:style style:name="Table15.A" style:family="table-column">
      <style:table-column-properties style:column-width="6.827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6" style:family="table">
      <style:table-properties style:width="6.8278in" fo:margin-left="0in" fo:margin-top="0in" fo:margin-bottom="0in" table:align="left"/>
    </style:style>
    <style:style style:name="Table16.A" style:family="table-column">
      <style:table-column-properties style:column-width="6.827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7" style:family="table">
      <style:table-properties style:width="6.8278in" fo:margin-left="0in" fo:margin-top="0in" fo:margin-bottom="0in" table:align="left"/>
    </style:style>
    <style:style style:name="Table17.A" style:family="table-column">
      <style:table-column-properties style:column-width="6.827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8" style:family="table">
      <style:table-properties style:width="6.8278in" fo:margin-left="0in" fo:margin-top="0in" fo:margin-bottom="0in" table:align="left"/>
    </style:style>
    <style:style style:name="Table18.A" style:family="table-column">
      <style:table-column-properties style:column-width="6.827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19" style:family="table">
      <style:table-properties style:width="6.8278in" fo:margin-left="0in" fo:margin-top="0in" fo:margin-bottom="0in" table:align="left"/>
    </style:style>
    <style:style style:name="Table19.A" style:family="table-column">
      <style:table-column-properties style:column-width="6.827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0" style:family="table">
      <style:table-properties style:width="6.8278in" fo:margin-left="0in" fo:margin-top="0in" fo:margin-bottom="0in" table:align="left"/>
    </style:style>
    <style:style style:name="Table20.A" style:family="table-column">
      <style:table-column-properties style:column-width="6.827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1" style:family="table">
      <style:table-properties style:width="6.8278in" fo:margin-left="0in" fo:margin-top="0in" fo:margin-bottom="0in" table:align="left"/>
    </style:style>
    <style:style style:name="Table21.A" style:family="table-column">
      <style:table-column-properties style:column-width="6.827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2" style:family="table">
      <style:table-properties style:width="6.8278in" fo:margin-left="0in" fo:margin-top="0in" fo:margin-bottom="0in" table:align="left"/>
    </style:style>
    <style:style style:name="Table22.A" style:family="table-column">
      <style:table-column-properties style:column-width="6.827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3" style:family="table">
      <style:table-properties style:width="3.2535in" fo:margin-top="0in" fo:margin-bottom="0in" table:align="center"/>
    </style:style>
    <style:style style:name="Table23.A" style:family="table-column">
      <style:table-column-properties style:column-width="0.6507in"/>
    </style:style>
    <style:style style:name="Table23.C" style:family="table-column">
      <style:table-column-properties style:column-width="0.6514in"/>
    </style:style>
    <style:style style:name="Table23.D" style:family="table-column">
      <style:table-column-properties style:column-width="0.6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cccccc" fo:padding-left="0.075in" fo:padding-right="0.075in" fo:padding-top="0in" fo:padding-bottom="0in" fo:border="1pt solid #000000">
        <style:background-image/>
      </style:table-cell-properties>
    </style:style>
    <style:style style:name="Table23.A2" style:family="table-cell">
      <style:table-cell-properties style:vertical-align="middle" fo:padding-left="0.075in" fo:padding-right="0.075in" fo:padding-top="0in" fo:padding-bottom="0in" fo:border="1pt solid #000000"/>
    </style:style>
    <style:style style:name="Table23.B2" style:family="table-cell">
      <style:table-cell-properties style:vertical-align="middle" fo:padding-left="0.075in" fo:padding-right="0.075in" fo:padding-top="0in" fo:padding-bottom="0in" fo:border="1pt solid #000000"/>
    </style:style>
    <style:style style:name="Table23.C2" style:family="table-cell">
      <style:table-cell-properties style:vertical-align="middle" fo:padding-left="0.075in" fo:padding-right="0.075in" fo:padding-top="0in" fo:padding-bottom="0in" fo:border="1pt solid #000000"/>
    </style:style>
    <style:style style:name="Table23.D2" style:family="table-cell">
      <style:table-cell-properties style:vertical-align="middle" fo:padding-left="0.075in" fo:padding-right="0.075in" fo:padding-top="0in" fo:padding-bottom="0in" fo:border="1pt solid #000000"/>
    </style:style>
    <style:style style:name="Table23.E2" style:family="table-cell">
      <style:table-cell-properties style:vertical-align="middle" fo:padding-left="0.075in" fo:padding-right="0.075in" fo:padding-top="0in" fo:padding-bottom="0in" fo:border="1pt solid #000000"/>
    </style:style>
    <style:style style:name="Table24" style:family="table">
      <style:table-properties style:width="6.8278in" fo:margin-left="0in" fo:margin-top="0in" fo:margin-bottom="0in" table:align="left"/>
    </style:style>
    <style:style style:name="Table24.A" style:family="table-column">
      <style:table-column-properties style:column-width="6.8278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5" style:family="table">
      <style:table-properties style:width="6.8278in" fo:margin-left="0in" fo:margin-top="0in" fo:margin-bottom="0in" table:align="left"/>
    </style:style>
    <style:style style:name="Table25.A" style:family="table-column">
      <style:table-column-properties style:column-width="6.8278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6" style:family="table">
      <style:table-properties style:width="6.8278in" fo:margin-left="0in" fo:margin-top="0in" fo:margin-bottom="0in" table:align="left"/>
    </style:style>
    <style:style style:name="Table26.A" style:family="table-column">
      <style:table-column-properties style:column-width="6.8278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7" style:family="table">
      <style:table-properties style:width="6.8278in" fo:margin-left="0in" fo:margin-top="0in" fo:margin-bottom="0in" table:align="left"/>
    </style:style>
    <style:style style:name="Table27.A" style:family="table-column">
      <style:table-column-properties style:column-width="6.8278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8" style:family="table">
      <style:table-properties style:width="6.8278in" fo:margin-left="0in" fo:margin-top="0in" fo:margin-bottom="0in" table:align="left"/>
    </style:style>
    <style:style style:name="Table28.A" style:family="table-column">
      <style:table-column-properties style:column-width="6.8278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29" style:family="table">
      <style:table-properties style:width="6.8278in" fo:margin-left="0in" fo:margin-top="0in" fo:margin-bottom="0in" table:align="left"/>
    </style:style>
    <style:style style:name="Table29.A" style:family="table-column">
      <style:table-column-properties style:column-width="6.8278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0" style:family="table">
      <style:table-properties style:width="6.8278in" fo:margin-left="0in" fo:margin-top="0in" fo:margin-bottom="0in" table:align="left"/>
    </style:style>
    <style:style style:name="Table30.A" style:family="table-column">
      <style:table-column-properties style:column-width="6.8278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1" style:family="table">
      <style:table-properties style:width="3.1493in" fo:margin-top="0in" fo:margin-bottom="0in" table:align="center"/>
    </style:style>
    <style:style style:name="Table31.A" style:family="table-column">
      <style:table-column-properties style:column-width="0.6299in"/>
    </style:style>
    <style:style style:name="Table31.C" style:family="table-column">
      <style:table-column-properties style:column-width="0.6306in"/>
    </style:style>
    <style:style style:name="Table31.D" style:family="table-column">
      <style:table-column-properties style:column-width="0.6292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#d3dfee" fo:padding-left="0.075in" fo:padding-right="0.075in" fo:padding-top="0in" fo:padding-bottom="0in" fo:border="1pt solid #000000">
        <style:background-image/>
      </style:table-cell-properties>
    </style:style>
    <style:style style:name="Table31.A2" style:family="table-cell">
      <style:table-cell-properties style:vertical-align="middle" fo:background-color="#a7bfde" fo:padding-left="0.075in" fo:padding-right="0.075in" fo:padding-top="0in" fo:padding-bottom="0in" fo:border="1pt solid #000000">
        <style:background-image/>
      </style:table-cell-properties>
    </style:style>
    <style:style style:name="Table32" style:family="table">
      <style:table-properties style:width="6.8278in" fo:margin-left="0in" fo:margin-top="0in" fo:margin-bottom="0in" table:align="left"/>
    </style:style>
    <style:style style:name="Table32.A" style:family="table-column">
      <style:table-column-properties style:column-width="6.8278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3" style:family="table">
      <style:table-properties style:width="6.8278in" fo:margin-left="0in" fo:margin-top="0in" fo:margin-bottom="0in" table:align="left"/>
    </style:style>
    <style:style style:name="Table33.A" style:family="table-column">
      <style:table-column-properties style:column-width="6.8278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4" style:family="table">
      <style:table-properties style:width="6.8278in" fo:margin-left="0in" fo:margin-top="0in" fo:margin-bottom="0in" table:align="left"/>
    </style:style>
    <style:style style:name="Table34.A" style:family="table-column">
      <style:table-column-properties style:column-width="6.8278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5" style:family="table">
      <style:table-properties style:width="6.8278in" fo:margin-left="0in" fo:margin-top="0in" fo:margin-bottom="0in" table:align="left"/>
    </style:style>
    <style:style style:name="Table35.A" style:family="table-column">
      <style:table-column-properties style:column-width="6.8278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6" style:family="table">
      <style:table-properties style:width="6.8278in" fo:margin-left="0in" fo:margin-top="0in" fo:margin-bottom="0in" table:align="left"/>
    </style:style>
    <style:style style:name="Table36.A" style:family="table-column">
      <style:table-column-properties style:column-width="6.8278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7" style:family="table">
      <style:table-properties style:width="6.8278in" fo:margin-left="0in" fo:margin-top="0in" fo:margin-bottom="0in" table:align="left"/>
    </style:style>
    <style:style style:name="Table37.A" style:family="table-column">
      <style:table-column-properties style:column-width="6.8278in"/>
    </style:style>
    <style:style style:name="Table37.1" style:family="table-row">
      <style:table-row-properties style:min-row-height="0.2917in" fo:keep-together="auto"/>
    </style:style>
    <style:style style:name="Table37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8" style:family="table">
      <style:table-properties style:width="6.8278in" fo:margin-left="0in" fo:margin-top="0in" fo:margin-bottom="0in" table:align="left"/>
    </style:style>
    <style:style style:name="Table38.A" style:family="table-column">
      <style:table-column-properties style:column-width="6.8278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Table39" style:family="table">
      <style:table-properties style:width="6.8278in" fo:margin-left="0in" fo:margin-top="0in" fo:margin-bottom="0in" table:align="left"/>
    </style:style>
    <style:style style:name="Table39.A" style:family="table-column">
      <style:table-column-properties style:column-width="6.8278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efefef" fo:padding="0.0667in" fo:border="0.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6.6874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3335in" fo:margin-bottom="0in" loext:contextual-spacing="false" fo:line-height="115%" fo:text-align="justify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c2d3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P5" style:family="paragraph" style:parent-style-name="Standard">
      <style:paragraph-properties fo:margin-left="0in" fo:margin-right="0in" fo:margin-top="0.0555in" fo:margin-bottom="0.139in" loext:contextual-spacing="false" fo:line-height="100%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.139in" fo:margin-bottom="0.139in" loext:contextual-spacing="false" fo:line-height="100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.139in" fo:margin-bottom="0.0555in" loext:contextual-spacing="false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in" style:auto-text-indent="false" fo:padding="0in" fo:border="none"/>
    </style:style>
    <style:style style:name="P9" style:family="paragraph" style:parent-style-name="Standard">
      <style:paragraph-properties fo:margin-left="0.25in" fo:margin-right="0in" fo:margin-top="0.0417in" fo:margin-bottom="0.139in" loext:contextual-spacing="false" fo:line-height="100%" fo:text-align="justify" style:justify-single-word="false" fo:text-indent="0in" style:auto-text-indent="false"/>
    </style:style>
    <style:style style:name="P10" style:family="paragraph" style:parent-style-name="Standard">
      <style:paragraph-properties fo:text-align="justify" style:justify-single-word="false" fo:padding="0in" fo:border="none"/>
      <style:text-properties fo:font-variant="normal" fo:text-transform="none" fo:color="#2c2d3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P11" style:family="paragraph" style:parent-style-name="Standard">
      <style:paragraph-properties fo:text-align="justify" style:justify-single-word="false" fo:padding="0in" fo:border="none"/>
      <style:text-properties fo:font-variant="normal" fo:text-transform="none"/>
    </style:style>
    <style:style style:name="P12" style:family="paragraph" style:parent-style-name="Standard">
      <style:paragraph-properties fo:text-align="justify" style:justify-single-word="false" fo:padding="0in" fo:border="none"/>
    </style:style>
    <style:style style:name="P13" style:family="paragraph" style:parent-style-name="Standard">
      <style:paragraph-properties fo:text-align="justify" style:justify-single-word="false" fo:padding="0in" fo:border="none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 fo:padding="0in" fo:border="none"/>
      <style:text-properties style:font-name="Courier New" style:font-name-asian="Courier New1" style:font-name-complex="Courier New1"/>
    </style:style>
    <style:style style:name="P15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 fo:color="#000000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 fo:color="#010101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 fo:color="#020202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/>
      <style:text-properties fo:font-variant="normal" fo:text-transform="none" fo:color="#2c2d3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background-color="#efefef" style:font-name-asian="Courier New1" style:font-name-complex="Courier New1"/>
    </style:style>
    <style:style style:name="P26" style:family="paragraph" style:parent-style-name="Standard">
      <style:paragraph-properties fo:margin-top="0in" fo:margin-bottom="0in" loext:contextual-spacing="false" fo:line-height="115%" fo:text-align="justify" style:justify-single-word="false" fo:padding="0in" fo:border="none">
        <style:tab-stops>
          <style:tab-stop style:position="0.4957in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 fo:padding="0in" fo:border="non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 fo:padding="0in" fo:border="none">
        <style:tab-stops>
          <style:tab-stop style:position="0.25in"/>
          <style:tab-stop style:position="0.5in"/>
        </style:tab-stops>
      </style:paragraph-properties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false" fo:text-align="justify" style:justify-single-word="false" fo:text-indent="-0.25in" style:auto-text-indent="false" fo:padding="0in" fo:border="none"/>
    </style:style>
    <style:style style:name="P31" style:family="paragraph" style:parent-style-name="Standard" style:list-style-name="WWNum3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 fo:padding="0in" fo:border="none"/>
    </style:style>
    <style:style style:name="P32" style:family="paragraph" style:parent-style-name="Standard" style:list-style-name="WWNum4">
      <style:paragraph-properties fo:margin-left="0.5in" fo:margin-right="0in" fo:margin-top="0in" fo:margin-bottom="0.139in" loext:contextual-spacing="false" fo:text-align="justify" style:justify-single-word="false" fo:text-indent="-0.25in" style:auto-text-indent="false" fo:padding="0in" fo:border="none"/>
    </style:style>
    <style:style style:name="P33" style:family="paragraph" style:parent-style-name="Standard">
      <style:paragraph-properties fo:margin-top="0in" fo:margin-bottom="0.0835in" loext:contextual-spacing="false" fo:line-height="100%" fo:text-align="justify" style:justify-single-word="false" fo:padding="0in" fo:border="none"/>
      <style:text-properties fo:font-variant="normal" fo:text-transform="none" fo:font-size="9pt" fo:font-style="italic" style:font-size-asian="9pt" style:font-style-asian="italic" style:font-size-complex="9pt"/>
    </style:style>
    <style:style style:name="P34" style:family="paragraph" style:parent-style-name="Standard" style:list-style-name="WWNum1">
      <style:paragraph-properties fo:margin-left="0.5902in" fo:margin-right="0in" fo:margin-top="0in" fo:margin-bottom="0in" loext:contextual-spacing="false" fo:line-height="115%" fo:text-align="justify" style:justify-single-word="false" fo:text-indent="-0.2953in" style:auto-text-indent="false">
        <style:tab-stops>
          <style:tab-stop style:position="0.25in"/>
          <style:tab-stop style:position="0.5in"/>
        </style:tab-stops>
      </style:paragraph-properties>
    </style:style>
    <style:style style:name="P35" style:family="paragraph" style:parent-style-name="Standard" style:list-style-name="WWNum4">
      <style:paragraph-properties fo:margin-left="0.5in" fo:margin-right="0in" fo:margin-top="0.139in" fo:margin-bottom="0in" loext:contextual-spacing="false" fo:line-height="11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6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>
      <style:paragraph-properties fo:margin-top="4.3783in" fo:margin-bottom="0.139in" loext:contextual-spacing="false" fo:text-align="justify" style:justify-single-word="false"/>
    </style:style>
    <style:style style:name="P38" style:family="paragraph" style:parent-style-name="Heading_20_1">
      <style:paragraph-properties fo:text-align="justify" style:justify-single-word="false"/>
    </style:style>
    <style:style style:name="P39" style:family="paragraph" style:parent-style-name="Heading_20_1">
      <style:paragraph-properties fo:text-align="justify" style:justify-single-word="false" fo:break-before="page" fo:padding="0in" fo:border="none"/>
    </style:style>
    <style:style style:name="P40" style:family="paragraph" style:parent-style-name="Heading_20_1">
      <style:paragraph-properties fo:text-align="justify" style:justify-single-word="false" fo:padding="0in" fo:border="none"/>
    </style:style>
    <style:style style:name="P41" style:family="paragraph" style:parent-style-name="Title" style:master-page-name="First_20_Page">
      <style:paragraph-properties fo:text-align="justify" style:justify-single-word="false" style:page-number="1" fo:padding="0in" fo:border="none"/>
    </style:style>
    <style:style style:name="P42" style:family="paragraph" style:parent-style-name="Heading_20_2">
      <style:paragraph-properties fo:text-align="justify" style:justify-single-word="false"/>
    </style:style>
    <style:style style:name="P43" style:family="paragraph" style:parent-style-name="Heading_20_2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44" style:family="paragraph" style:parent-style-name="Subtitle">
      <style:paragraph-properties fo:text-align="justify" style:justify-single-word="false"/>
    </style:style>
    <style:style style:name="P45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4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fo:color="#2c2d30"/>
    </style:style>
    <style:style style:name="P47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solid" draw:fill-color="#e9edf4"/>
      <style:paragraph-properties fo:text-align="start"/>
      <style:text-properties fo:font-size="18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88" style:font-name="Courier New" fo:font-size="10pt" style:font-name-asian="Courier New1" style:font-size-asian="10pt" style:font-name-complex="Courier New1" style:font-size-complex="10pt"/>
    </style:style>
    <style:style style:name="T3" style:family="text">
      <style:text-properties fo:font-variant="normal" fo:text-transform="none" fo:color="#000088"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4" style:family="text">
      <style:text-properties fo:font-variant="normal" fo:text-transform="none" fo:color="#000088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5" style:family="text">
      <style:text-properties fo:font-variant="normal" fo:text-transform="none" fo:color="#000088" style:text-line-through-style="none" style:text-line-through-type="none" style:text-position="0% 100%" style:font-name="Courier New" fo:font-size="10pt" fo:font-style="italic" style:text-underline-style="none" style:font-name-asian="Courier New1" style:font-size-asian="10pt" style:font-style-asian="italic" style:font-name-complex="Courier New1" style:font-size-complex="10pt"/>
    </style:style>
    <style:style style:name="T6" style:family="text">
      <style:text-properties fo:font-variant="normal" fo:text-transform="none" fo:color="#000000"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fo:font-variant="normal" fo:text-transform="none" fo:color="#000000"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8" style:family="text">
      <style:text-properties fo:font-variant="normal" fo:text-transform="none"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bold" style:font-name-asian="Courier New1" style:font-size-asian="10pt" style:font-style-asian="normal" style:font-weight-asian="bold" style:font-name-complex="Courier New1" style:font-size-complex="10pt"/>
    </style:style>
    <style:style style:name="T11" style:family="text">
      <style:text-properties fo:font-variant="normal" fo:text-transform="none" fo:color="#000000" fo:font-weight="bold" style:font-weight-asian="bold"/>
    </style:style>
    <style:style style:name="T12" style:family="text">
      <style:text-properties fo:font-variant="normal" fo:text-transform="none" fo:color="#666600" style:font-name="Courier New" fo:font-size="10pt" style:font-name-asian="Courier New1" style:font-size-asian="10pt" style:font-name-complex="Courier New1" style:font-size-complex="10pt"/>
    </style:style>
    <style:style style:name="T13" style:family="text">
      <style:text-properties fo:font-variant="normal" fo:text-transform="none" fo:color="#6666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4" style:family="text">
      <style:text-properties fo:font-variant="normal" fo:text-transform="none" fo:color="#6666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15" style:family="text">
      <style:text-properties fo:font-variant="normal" fo:text-transform="none" fo:color="#666600" style:text-line-through-style="none" style:text-line-through-type="none" style:text-position="0% 100%" style:font-name="Courier New" fo:font-size="10pt" fo:font-style="normal" style:text-underline-style="none" fo:font-weight="bold" style:font-name-asian="Courier New1" style:font-size-asian="10pt" style:font-style-asian="normal" style:font-weight-asian="bold" style:font-name-complex="Courier New1" style:font-size-complex="10pt"/>
    </style:style>
    <style:style style:name="T16" style:family="text">
      <style:text-properties fo:font-variant="normal" fo:text-transform="none" fo:color="#006666" style:font-name="Courier New" fo:font-size="10pt" style:font-name-asian="Courier New1" style:font-size-asian="10pt" style:font-name-complex="Courier New1" style:font-size-complex="10pt"/>
    </style:style>
    <style:style style:name="T17" style:family="text">
      <style:text-properties fo:font-variant="normal" fo:text-transform="none" fo:color="#006666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18" style:family="text">
      <style:text-properties fo:font-variant="normal" fo:text-transform="none" fo:color="#660066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19" style:family="text">
      <style:text-properties fo:font-variant="normal" fo:text-transform="none" fo:color="#660066" style:font-name="Courier New" fo:font-size="10pt" style:font-name-asian="Courier New1" style:font-size-asian="10pt" style:font-name-complex="Courier New1" style:font-size-complex="10pt"/>
    </style:style>
    <style:style style:name="T20" style:family="text">
      <style:text-properties fo:font-variant="normal" fo:text-transform="none" fo:color="#0088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T21" style:family="text">
      <style:text-properties fo:font-variant="normal" fo:text-transform="none" fo:color="#008800" style:font-name="Courier New" fo:font-size="10pt" style:font-name-asian="Courier New1" style:font-size-asian="10pt" style:font-name-complex="Courier New1" style:font-size-complex="10pt"/>
    </style:style>
    <style:style style:name="T22" style:family="text">
      <style:text-properties fo:font-variant="normal" fo:text-transform="none" fo:color="#880000"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23" style:family="text">
      <style:text-properties fo:font-variant="normal" fo:text-transform="none" fo:color="#880000" style:font-name="Courier New" fo:font-size="10pt" style:font-name-asian="Courier New1" style:font-size-asian="10pt" style:font-name-complex="Courier New1" style:font-size-complex="10pt"/>
    </style:style>
    <style:style style:name="T24" style:family="text">
      <style:text-properties fo:font-variant="normal" fo:text-transform="none" fo:font-weight="bold" style:font-weight-asian="bold"/>
    </style:style>
    <style:style style:name="T25" style:family="text">
      <style:text-properties fo:font-variant="normal" fo:text-transform="none" fo:color="#010101"/>
    </style:style>
    <style:style style:name="T26" style:family="text">
      <style:text-properties fo:font-variant="normal" fo:text-transform="none" fo:font-style="italic" style:font-style-asian="italic"/>
    </style:style>
    <style:style style:name="T27" style:family="text">
      <style:text-properties fo:font-variant="normal" fo:text-transform="none" fo:color="#3c4144" fo:background-color="#ffffff"/>
    </style:style>
    <style:style style:name="T28" style:family="text">
      <style:text-properties fo:font-variant="normal" fo:text-transform="none" fo:color="#2c2d3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9" style:family="text">
      <style:text-properties fo:font-variant="normal" fo:text-transform="none" fo:color="#4c5d6e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T30" style:family="text">
      <style:text-properties fo:font-variant="normal" fo:text-transform="none" fo:color="#4c5d6e" style:text-line-through-style="none" style:text-line-through-type="none" style:text-position="0% 100%" style:font-name="Arial" fo:font-size="24pt" fo:font-style="normal" fo:font-weight="normal" style:font-name-asian="Arial1" style:font-size-asian="24pt" style:font-style-asian="normal" style:font-weight-asian="normal" style:font-name-complex="Arial1"/>
    </style:style>
    <style:style style:name="T31" style:family="text">
      <style:text-properties fo:font-variant="normal" fo:text-transform="none" fo:color="#abb1b9" fo:font-size="8pt" style:font-size-asian="8pt" style:font-size-complex="8pt"/>
    </style:style>
    <style:style style:name="T32" style:family="text">
      <style:text-properties fo:color="#1155cc" style:text-underline-style="solid" style:text-underline-width="auto" style:text-underline-color="font-color"/>
    </style:style>
    <style:style style:name="T33" style:family="text">
      <style:text-properties fo:color="#000000"/>
    </style:style>
    <style:style style:name="T34" style:family="text">
      <style:text-properties fo:color="#000000" fo:font-weight="bold" style:font-weight-asian="bold"/>
    </style:style>
    <style:style style:name="T35" style:family="text">
      <style:text-properties fo:color="#000000" style:font-name="Courier New" style:font-name-asian="Courier New1" style:font-name-complex="Courier New1"/>
    </style:style>
    <style:style style:name="T36" style:family="text">
      <style:text-properties fo:color="#000000" style:font-name="Courier New" fo:background-color="#efefef" loext:char-shading-value="0" style:font-name-asian="Courier New1" style:font-name-complex="Courier New1"/>
    </style:style>
    <style:style style:name="T37" style:family="text">
      <style:text-properties fo:color="#000000" style:font-name="Courier New" fo:font-style="italic" fo:background-color="#efefef" loext:char-shading-value="0" style:font-name-asian="Courier New1" style:font-style-asian="italic" style:font-name-complex="Courier New1"/>
    </style:style>
    <style:style style:name="T38" style:family="text">
      <style:text-properties fo:color="#000000" style:font-name="Courier New" fo:font-weight="bold" fo:background-color="#efefef" loext:char-shading-value="0" style:font-name-asian="Courier New1" style:font-weight-asian="bold" style:font-name-complex="Courier New1"/>
    </style:style>
    <style:style style:name="T39" style:family="text">
      <style:text-properties fo:color="#cc0000" fo:font-weight="bold" style:font-weight-asian="bold"/>
    </style:style>
    <style:style style:name="T40" style:family="text">
      <style:text-properties fo:font-weight="bold" style:font-weight-asian="bold"/>
    </style:style>
    <style:style style:name="T41" style:family="text">
      <style:text-properties fo:color="#010101"/>
    </style:style>
    <style:style style:name="T42" style:family="text">
      <style:text-properties fo:color="#000080" style:font-name="Courier New" fo:background-color="#efefef" loext:char-shading-value="0" style:font-name-asian="Courier New1" style:font-name-complex="Courier New1"/>
    </style:style>
    <style:style style:name="T43" style:family="text">
      <style:text-properties fo:color="#0000ff" style:font-name="Courier New" fo:background-color="#efefef" loext:char-shading-value="0" style:font-name-asian="Courier New1" style:font-name-complex="Courier New1"/>
    </style:style>
    <style:style style:name="T44" style:family="text">
      <style:text-properties fo:color="#660e7a" style:font-name="Courier New" fo:font-style="italic" fo:background-color="#efefef" loext:char-shading-value="0" style:font-name-asian="Courier New1" style:font-style-asian="italic" style:font-name-complex="Courier New1"/>
    </style:style>
    <style:style style:name="T45" style:family="text">
      <style:text-properties fo:color="#008000" style:font-name="Courier New" fo:background-color="#efefef" loext:char-shading-value="0" style:font-name-asian="Courier New1" style:font-name-complex="Courier New1"/>
    </style:style>
    <style:style style:name="T46" style:family="text">
      <style:text-properties fo:color="#000088" style:font-name="Courier New" fo:background-color="#efefef" loext:char-shading-value="0" style:font-name-asian="Courier New1" style:font-name-complex="Courier New1"/>
    </style:style>
    <style:style style:name="T47" style:family="text">
      <style:text-properties style:text-underline-style="none"/>
    </style:style>
    <style:style style:name="T48" style:family="text">
      <style:text-properties style:font-name="Arial" style:font-name-asian="Arial1" style:font-name-complex="Arial1"/>
    </style:style>
    <style:style style:name="T49" style:family="text">
      <style:text-properties fo:color="#3c4144" fo:background-color="#ffffff"/>
    </style:style>
    <style:style style:name="T50" style:family="text">
      <style:text-properties fo:color="#3c4144" style:text-underline-style="none" fo:background-color="#fffff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0626in" fo:margin-right="0.0626in" fo:margin-top="0.0626in" fo:margin-bottom="0.0626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1.4016in" fo:min-width="5.8217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in" draw:fill="solid" draw:fill-color="#e9edf4" draw:textarea-vertical-align="middle" draw:auto-grow-height="false" fo:min-height="1.0984in" fo:min-width="8.072in" fo:padding-top="0.1in" fo:padding-bottom="0.1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Основные конструкции</text:span></text:p>
      <text:p text:style-name="P44">Оператор switch, циклы, кодовые блоки, массивы</text:p>
      <text:p text:style-name="P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yjcwt" text:style-name="Index_20_Link" text:visited-style-name="Index_20_Link"><text:span text:style-name="T32">Оператор switch</text:span></text:a></text:p>
          <text:p text:style-name="P6"><text:a xlink:type="simple" xlink:href="#_3dy6vkm" text:style-name="Index_20_Link" text:visited-style-name="Index_20_Link"><text:span text:style-name="T32">Циклы for</text:span></text:a></text:p>
          <text:p text:style-name="P9"><text:a xlink:type="simple" xlink:href="#_h9085trracwe" text:style-name="Index_20_Link" text:visited-style-name="Index_20_Link"><text:span text:style-name="T32">Пример цикла с отрицательным приращением счётчика</text:span></text:a></text:p>
          <text:p text:style-name="P9"><text:a xlink:type="simple" xlink:href="#_9p095ylyvxf8" text:style-name="Index_20_Link" text:visited-style-name="Index_20_Link"><text:span text:style-name="T32">Цикл for с несколькими управляющими переменными</text:span></text:a></text:p>
          <text:p text:style-name="P9"><text:a xlink:type="simple" xlink:href="#_4rdgxkczqbh6" text:style-name="Index_20_Link" text:visited-style-name="Index_20_Link"><text:span text:style-name="T32">Бесконечный цикл</text:span></text:a></text:p>
          <text:p text:style-name="P9"><text:a xlink:type="simple" xlink:href="#_4dvi8lf0pplw" text:style-name="Index_20_Link" text:visited-style-name="Index_20_Link"><text:span text:style-name="T32">Цикл foreach</text:span></text:a></text:p>
          <text:p text:style-name="P9"><text:a xlink:type="simple" xlink:href="#_etkergaody7w" text:style-name="Index_20_Link" text:visited-style-name="Index_20_Link"><text:span text:style-name="T32">Вложенные циклы</text:span></text:a></text:p>
          <text:p text:style-name="P6"><text:a xlink:type="simple" xlink:href="#_1t3h5sf" text:style-name="Index_20_Link" text:visited-style-name="Index_20_Link"><text:span text:style-name="T32">Циклы while</text:span></text:a></text:p>
          <text:p text:style-name="P6"><text:a xlink:type="simple" xlink:href="#_4d34og8" text:style-name="Index_20_Link" text:visited-style-name="Index_20_Link"><text:span text:style-name="T32">Кодовые блоки</text:span></text:a></text:p>
          <text:p text:style-name="P6"><text:a xlink:type="simple" xlink:href="#_17dp8vu" text:style-name="Index_20_Link" text:visited-style-name="Index_20_Link"><text:span text:style-name="T32">Массивы</text:span></text:a></text:p>
          <text:p text:style-name="P9"><text:a xlink:type="simple" xlink:href="#_lrb398yue5sp" text:style-name="Index_20_Link" text:visited-style-name="Index_20_Link"><text:span text:style-name="T32">Одномерные массивы</text:span></text:a></text:p>
          <text:p text:style-name="P9"><text:a xlink:type="simple" xlink:href="#_sb7sgau2l6se" text:style-name="Index_20_Link" text:visited-style-name="Index_20_Link"><text:span text:style-name="T32">Двумерные массивы</text:span></text:a></text:p>
          <text:p text:style-name="P9"><text:a xlink:type="simple" xlink:href="#_pxqxm8o7b60r" text:style-name="Index_20_Link" text:visited-style-name="Index_20_Link"><text:span text:style-name="T32">Нерегулярные массивы</text:span></text:a></text:p>
          <text:p text:style-name="P9"><text:a xlink:type="simple" xlink:href="#_864eah3vuomf" text:style-name="Index_20_Link" text:visited-style-name="Index_20_Link"><text:span text:style-name="T32">Многомерные массивы</text:span></text:a></text:p>
          <text:p text:style-name="P9"><text:a xlink:type="simple" xlink:href="#_brxndb2ylqbo" text:style-name="Index_20_Link" text:visited-style-name="Index_20_Link"><text:span text:style-name="T32">Альтернативный синтаксис объявления массивов</text:span></text:a></text:p>
          <text:p text:style-name="P9"><text:a xlink:type="simple" xlink:href="#_d9ek3br2qlzg" text:style-name="Index_20_Link" text:visited-style-name="Index_20_Link"><text:span text:style-name="T32">Получение длины массива</text:span></text:a></text:p>
          <text:p text:style-name="P6"><text:a xlink:type="simple" xlink:href="#_26in1rg" text:style-name="Index_20_Link" text:visited-style-name="Index_20_Link"><text:span text:style-name="T32">Домашнее задание</text:span></text:a></text:p>
          <text:p text:style-name="P6"><text:a xlink:type="simple" xlink:href="#_35nkun2" text:style-name="Index_20_Link" text:visited-style-name="Index_20_Link"><text:span text:style-name="T32">Дополнительные материалы</text:span></text:a></text:p>
          <text:p text:style-name="P7"><text:a xlink:type="simple" xlink:href="#_44sinio" text:style-name="Index_20_Link" text:visited-style-name="Index_20_Link"><text:span text:style-name="T32">Подсказки по домашнему заданию</text:span></text:a></text:p>
        </text:index-body>
      </text:table-of-content>
      <text:p text:style-name="P4"/>
      <text:p text:style-name="P10"/>
      <text:p text:style-name="P39"><text:bookmark text:name="_tyjcwt"/><text:span text:style-name="T1">Оператор switch</text:span></text:p>
      <text:p text:style-name="P12"><text:span text:style-name="T1">Оператор switch позволяет делать выбор между несколькими вариантами дальнейшего выполнения программы. Выражение последовательно сравнивается со списк</text:span>ом<text:span text:style-name="T1"> значений оператора switch</text:span>.<text:span text:style-name="T1"> </text:span>П<text:span text:style-name="T1">ри совпадении выполняется набор операторов, связанных с этим условием. Если совпадений не было, выполняется блок default (блок default является необязательной частью оператора switch). Оп</text:span>ератор break останавливает выполнение блока case, если break убрать – выполнение кода продолжится дальше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2">switch</text:span><text:span text:style-name="T6"> </text:span><text:span text:style-name="T12">(выражение)</text:span><text:span text:style-name="T6"> {</text:span></text:p>
            <text:p text:style-name="P16"><text:span text:style-name="T6"><text:s text:c="3"/></text:span><text:span text:style-name="T2">case</text:span><text:span text:style-name="T6"> </text:span><text:span text:style-name="T12">значение</text:span><text:span text:style-name="T16">1:</text:span></text:p>
            <text:p text:style-name="P16"><text:span text:style-name="T6"><text:s text:c="6"/></text:span><text:span text:style-name="T12">набор</text:span><text:span text:style-name="T6">_</text:span><text:span text:style-name="T12">операторов</text:span><text:span text:style-name="T16">1;</text:span></text:p>
            <text:p text:style-name="P16"><text:span text:style-name="T6"><text:s text:c="6"/></text:span><text:span text:style-name="T2">break;</text:span></text:p>
            <text:p text:style-name="P16"><text:span text:style-name="T6"><text:s text:c="3"/></text:span><text:span text:style-name="T2">case</text:span><text:span text:style-name="T6"> </text:span><text:span text:style-name="T12">значение</text:span><text:span text:style-name="T6"> </text:span><text:span text:style-name="T16">2:</text:span></text:p>
            <text:p text:style-name="P16"><text:span text:style-name="T6"><text:s text:c="6"/></text:span><text:span text:style-name="T12">набор</text:span><text:span text:style-name="T6">_</text:span><text:span text:style-name="T12">операторов</text:span><text:span text:style-name="T16">2;</text:span></text:p>
            <text:p text:style-name="P16"><text:span text:style-name="T6"><text:s text:c="6"/></text:span><text:span text:style-name="T2">break;</text:span></text:p>
            <text:p text:style-name="P16"><text:span text:style-name="T6"><text:s text:c="3"/></text:span><text:span text:style-name="T12">...</text:span></text:p>
            <text:p text:style-name="P16"><text:span text:style-name="T6"><text:s text:c="3"/></text:span><text:span text:style-name="T2">default:</text:span></text:p>
            <text:p text:style-name="P16"><text:span text:style-name="T6"><text:s text:c="6"/></text:span><text:span text:style-name="T12">набор</text:span><text:span text:style-name="T6">_</text:span><text:span text:style-name="T12">операторов;</text:span></text:p>
            <text:p text:style-name="P16"><text:span text:style-name="T6">}</text:span></text:p>
          </table:table-cell>
        </table:table-row>
      </table:table>
      <text:p text:style-name="P18"/>
      <text:p text:style-name="P16"><text:span text:style-name="T1">Например, последовательность if-else-if-...</text:span></text:p>
      <text:p text:style-name="P1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4">public</text:span><text:span text:style-name="T9"> </text:span><text:span text:style-name="T4">static</text:span><text:span text:style-name="T9"> </text:span><text:span text:style-name="T4">void</text:span><text:span text:style-name="T9"> main</text:span><text:span text:style-name="T14">(</text:span><text:span text:style-name="T18">String</text:span><text:span text:style-name="T14">[]</text:span><text:span text:style-name="T9"> args</text:span><text:span text:style-name="T14">)</text:span><text:span text:style-name="T9"> </text:span><text:span text:style-name="T14">{</text:span><text:span text:style-name="T9"><text:line-break/> <text:s text:c="3"/></text:span><text:span text:style-name="T4">int</text:span><text:span text:style-name="T9"> a </text:span><text:span text:style-name="T14">=</text:span><text:span text:style-name="T9"> </text:span><text:span text:style-name="T17">3</text:span><text:span text:style-name="T14">;</text:span><text:span text:style-name="T9"><text:line-break/> <text:s text:c="3"/></text:span><text:span text:style-name="T4">if </text:span><text:span text:style-name="T14">(</text:span><text:span text:style-name="T9">a </text:span><text:span text:style-name="T14">==</text:span><text:span text:style-name="T9"> </text:span><text:span text:style-name="T17">1</text:span><text:span text:style-name="T14">)</text:span><text:span text:style-name="T9"> </text:span><text:span text:style-name="T14">{</text:span><text:span text:style-name="T9"><text:line-break/> <text:s text:c="7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a = 1"</text:span><text:span text:style-name="T14">);</text:span><text:span text:style-name="T9"><text:line-break/> <text:s text:c="3"/></text:span><text:span text:style-name="T14">}</text:span><text:span text:style-name="T9"> </text:span><text:span text:style-name="T4">else</text:span><text:span text:style-name="T9"> </text:span><text:span text:style-name="T4">if</text:span><text:span text:style-name="T9"> </text:span><text:span text:style-name="T14">(</text:span><text:span text:style-name="T9">a </text:span><text:span text:style-name="T14">==</text:span><text:span text:style-name="T9"> </text:span><text:span text:style-name="T17">3</text:span><text:span text:style-name="T14">)</text:span><text:span text:style-name="T9"> </text:span><text:span text:style-name="T14">{</text:span><text:span text:style-name="T9"><text:line-break/> <text:s text:c="7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a = 3"</text:span><text:span text:style-name="T14">);</text:span><text:span text:style-name="T9"><text:line-break/> <text:s text:c="3"/></text:span><text:span text:style-name="T14">}</text:span><text:span text:style-name="T9"> </text:span><text:span text:style-name="T4">else</text:span><text:span text:style-name="T9"> </text:span><text:span text:style-name="T14">{</text:span><text:span text:style-name="T9"><text:line-break/> <text:s text:c="7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Ни одно из условий не сработало"</text:span><text:span text:style-name="T14">);</text:span><text:span text:style-name="T9"><text:line-break/> <text:s text:c="3"/></text:span><text:span text:style-name="T14">}</text:span><text:span text:style-name="T9"><text:line-break/>}</text:span></text:p>
          </table:table-cell>
        </table:table-row>
      </table:table>
      <text:p text:style-name="P19"/>
      <text:p text:style-name="P16">м<text:span text:style-name="T1">ожет быть заменена на</text:span> следующее.</text:p>
      <text:p text:style-name="P1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4">public</text:span><text:span text:style-name="T9"> </text:span><text:span text:style-name="T4">static</text:span><text:span text:style-name="T9"> </text:span><text:span text:style-name="T4">void</text:span><text:span text:style-name="T9"> main</text:span><text:span text:style-name="T14">(</text:span><text:span text:style-name="T18">String</text:span><text:span text:style-name="T14">[]</text:span><text:span text:style-name="T9"> args</text:span><text:span text:style-name="T14">)</text:span><text:span text:style-name="T9"> </text:span><text:span text:style-name="T14">{</text:span><text:span text:style-name="T9"><text:line-break/> <text:s text:c="3"/></text:span><text:span text:style-name="T4">int</text:span><text:span text:style-name="T9"> a </text:span><text:span text:style-name="T14">=</text:span><text:span text:style-name="T9"> </text:span><text:span text:style-name="T17">3</text:span><text:span text:style-name="T14">;</text:span><text:span text:style-name="T9"><text:line-break/> <text:s text:c="3"/></text:span><text:span text:style-name="T4">switch</text:span><text:span text:style-name="T9"> </text:span><text:span text:style-name="T14">(</text:span><text:span text:style-name="T9">a</text:span><text:span text:style-name="T14">)</text:span><text:span text:style-name="T9"> </text:span><text:span text:style-name="T14">{</text:span><text:span text:style-name="T9"><text:line-break/> <text:s text:c="7"/></text:span><text:span text:style-name="T4">case</text:span><text:span text:style-name="T9"> </text:span><text:span text:style-name="T17">1</text:span><text:span text:style-name="T14">:</text:span><text:span text:style-name="T9"><text:line-break/> <text:s text:c="11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a = 1"</text:span><text:span text:style-name="T14">);</text:span><text:span text:style-name="T9"><text:line-break/> <text:s text:c="11"/></text:span><text:span text:style-name="T4">break</text:span><text:span text:style-name="T14">;</text:span><text:span text:style-name="T9"><text:line-break/> <text:s text:c="7"/></text:span><text:span text:style-name="T4">case</text:span><text:span text:style-name="T9"> </text:span><text:span text:style-name="T17">3</text:span><text:span text:style-name="T14">:</text:span><text:span text:style-name="T9"><text:line-break/> <text:s text:c="11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a = 3"</text:span><text:span text:style-name="T14">);</text:span><text:span text:style-name="T9"><text:line-break/> <text:s text:c="11"/></text:span><text:span text:style-name="T4">break</text:span><text:span text:style-name="T14">;</text:span><text:span text:style-name="T9"><text:line-break/> <text:s text:c="7"/></text:span><text:span text:style-name="T4">default</text:span><text:span text:style-name="T14">:</text:span><text:span text:style-name="T9"><text:line-break/> <text:s text:c="11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Ни один из case не сработал"</text:span><text:span text:style-name="T14">);</text:span><text:span text:style-name="T9"><text:line-break/> <text:s text:c="3"/></text:span><text:span text:style-name="T14">}</text:span><text:span text:style-name="T9"><text:line-break/>}</text:span></text:p>
          </table:table-cell>
        </table:table-row>
      </table:table>
      <text:p text:style-name="P19"/>
      <text:p text:style-name="P40"><text:bookmark text:name="_3dy6vkm"/><text:span text:style-name="T1">Циклы for</text:span></text:p>
      <text:p text:style-name="P12"><text:span text:style-name="T1">Циклы позволяют многократно выполнять последовательность кода.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<text:span text:style-name="T2">for</text:span><text:span text:style-name="T6"> </text:span><text:span text:style-name="T12">(инициализация;</text:span><text:span text:style-name="T6"> </text:span><text:span text:style-name="T12">условие;</text:span><text:span text:style-name="T6"> </text:span><text:span text:style-name="T12">итерация)</text:span><text:span text:style-name="T6"> {</text:span></text:p>
            <text:p text:style-name="P16"><text:span text:style-name="T6"><text:s text:c="3"/></text:span><text:span text:style-name="T12">набор</text:span><text:span text:style-name="T6">_</text:span><text:span text:style-name="T12">операторов;</text:span></text:p>
            <text:p text:style-name="P16"><text:span text:style-name="T6">}</text:span></text:p>
          </table:table-cell>
        </table:table-row>
      </table:table>
      <text:p text:style-name="P12"/>
      <text:p text:style-name="P12"><text:span text:style-name="T1">Инициализация представлена переменной, выполняющей роль сч</text:span>ё<text:span text:style-name="T1">тчика и управляющей циклом (например, int i = 0;)</text:span>.<text:span text:style-name="T1"> </text:span>У<text:span text:style-name="T1">словие определяет необходимость повторения цикла</text:span>. И<text:span text:style-name="T1">терация зада</text:span>ё<text:span text:style-name="T1">т шаг изменения переменной, управляющей циклом.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7"><text:span text:style-name="T39">Важно!</text:span><text:span text:style-name="T34"> </text:span><text:span text:style-name="T33">Инициализация, условие и итерация в круглых скобках должны быть разделены </text:span><text:span text:style-name="T34">;</text:span><text:span text:style-name="T33">.</text:span></text:p>
            <text:p text:style-name="P27"><text:span text:style-name="T39">Важно!</text:span><text:span text:style-name="T34"> </text:span>После закрытой круглой скобки точки с запятой <text:span text:style-name="T40">нет</text:span><text:span text:style-name="T33">. Если вы там ее поставите, цикл будет работать некорректно.</text:span></text:p>
          </table:table-cell>
        </table:table-row>
      </table:table>
      <text:p text:style-name="P12"/>
      <text:p text:style-name="P12"><text:span text:style-name="T1">Выполнение цикла for продолжается до тех пор, пока проверка условия да</text:span>ё<text:span text:style-name="T1">т истинный результат (true). Пример</text:span>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4">public</text:span><text:span text:style-name="T9"> </text:span><text:span text:style-name="T4">static</text:span><text:span text:style-name="T9"> </text:span><text:span text:style-name="T4">void</text:span><text:span text:style-name="T9"> main</text:span><text:span text:style-name="T14">(</text:span><text:span text:style-name="T18">String</text:span><text:span text:style-name="T9"> args</text:span><text:span text:style-name="T14">[])</text:span><text:span text:style-name="T9"> </text:span><text:span text:style-name="T14">{</text:span><text:span text:style-name="T9"><text:line-break/> <text:s text:c="3"/></text:span><text:span text:style-name="T4">for</text:span><text:span text:style-name="T9"> </text:span><text:span text:style-name="T14">(</text:span><text:span text:style-name="T4">int</text:span><text:span text:style-name="T9"> i </text:span><text:span text:style-name="T14">=</text:span><text:span text:style-name="T9"> </text:span><text:span text:style-name="T17">0</text:span><text:span text:style-name="T14">;</text:span><text:span text:style-name="T9"> i </text:span><text:span text:style-name="T14">&lt;</text:span><text:span text:style-name="T9"> </text:span><text:span text:style-name="T17">5</text:span><text:span text:style-name="T14">;</text:span><text:span text:style-name="T9"> i</text:span><text:span text:style-name="T14">++)</text:span><text:span text:style-name="T9"> </text:span><text:span text:style-name="T14">{</text:span><text:span text:style-name="T9"><text:line-break/> <text:s text:c="7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i = "</text:span><text:span text:style-name="T9"> </text:span><text:span text:style-name="T14">+</text:span><text:span text:style-name="T9"> i</text:span><text:span text:style-name="T14">);</text:span><text:span text:style-name="T9"><text:line-break/> <text:s text:c="3"/></text:span><text:span text:style-name="T14">}</text:span><text:span text:style-name="T9"><text:line-break/> <text:s text:c="3"/></text:span><text:span text:style-name="T18">System</text:span><text:span text:style-name="T14">.</text:span><text:span text:style-name="T5">out</text:span><text:span text:style-name="T14">.</text:span><text:span text:style-name="T9">println</text:span><text:span text:style-name="T14">(</text:span><text:span text:style-name="T20">"end"</text:span><text:span text:style-name="T14">);</text:span><text:span text:style-name="T9"><text:line-break/>}</text:span></text:p>
            <text:p text:style-name="P3"><text:span text:style-name="T15">Результат:</text:span></text:p>
            <text:p text:style-name="P16"><text:span text:style-name="T6">i </text:span><text:span text:style-name="T12">=</text:span><text:span text:style-name="T6"> 0</text:span></text:p>
            <text:p text:style-name="P16"><text:span text:style-name="T6">i </text:span><text:span text:style-name="T12">=</text:span><text:span text:style-name="T6"> 1</text:span></text:p>
            <text:p text:style-name="P16"><text:span text:style-name="T6">i </text:span><text:span text:style-name="T12">=</text:span><text:span text:style-name="T6"> 2</text:span></text:p>
            <text:p text:style-name="P16"><text:span text:style-name="T6">i </text:span><text:span text:style-name="T12">=</text:span><text:span text:style-name="T6"> 3</text:span></text:p>
            <text:p text:style-name="P16"><text:span text:style-name="T6">i </text:span><text:span text:style-name="T12">=</text:span><text:span text:style-name="T6"> 4</text:span></text:p>
            <text:p text:style-name="P3"><text:span text:style-name="T4">end</text:span></text:p>
          </table:table-cell>
        </table:table-row>
      </table:table>
      <text:p text:style-name="P12"/>
      <text:p text:style-name="P12"><text:span text:style-name="T1">В начале каждого шага цикла проверяется условие i &lt; 5. Если это условное выражение верно, вызывается тело цикла (в котором прописан метод System.out.println(...)), </text:span>затем <text:span text:style-name="T1">выполняется итерационная часть цикла. Как только условное выражение примет значение false, цикл закончит свою работу. </text:span></text:p>
      <text:p text:style-name="P42"><text:bookmark text:name="_h9085trracwe"/>Пример цикла с отрицательным приращением счётчика</text:p>
      <text:p text:style-name="P12"><text:span text:style-name="T1">Ниже привед</text:span>ё<text:span text:style-name="T1">н пример цикла с отрицательным приращением цикла. Еще одной особенностью цикла является «вынос» объявления управляющей переменной до начала цикла, </text:span>хотя обычно<text:span text:style-name="T1"> она объявляется внутри for. 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6"> x</text:span><text:span text:style-name="T12">; <text:s/></text:span><text:span text:style-name="T22">// объявление управляющей переменной вынесено до начала цикла</text:span><text:span text:style-name="T7"><text:line-break/> <text:s text:c="3"/></text:span><text:span text:style-name="T2">for</text:span><text:span text:style-name="T6"> </text:span><text:span text:style-name="T12">(</text:span><text:span text:style-name="T6">x </text:span><text:span text:style-name="T12">=</text:span><text:span text:style-name="T6"> </text:span><text:span text:style-name="T16">10</text:span><text:span text:style-name="T12">;</text:span><text:span text:style-name="T6"> x </text:span><text:span text:style-name="T12">&gt;=</text:span><text:span text:style-name="T6"> </text:span><text:span text:style-name="T16">0</text:span><text:span text:style-name="T12">;</text:span><text:span text:style-name="T6"> x </text:span><text:span text:style-name="T12">-=</text:span><text:span text:style-name="T6"> </text:span><text:span text:style-name="T16">5</text:span><text:span text:style-name="T12">)</text:span><text:span text:style-name="T6"> </text:span><text:span text:style-name="T12">{</text:span><text:span text:style-name="T6"> </text:span><text:span text:style-name="T22">// Шаг -5</text:span><text:span text:style-name="T7"><text:line-break/> <text:s text:c="7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6">x </text:span><text:span text:style-name="T12">+</text:span><text:span text:style-name="T6"> </text:span><text:span text:style-name="T21">" "</text:span><text:span text:style-name="T12">);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7"><text:span text:style-name="T16">10</text:span><text:span text:style-name="T6"> </text:span><text:span text:style-name="T16">5</text:span><text:span text:style-name="T6"> 0</text:span></text:p>
          </table:table-cell>
        </table:table-row>
      </table:table>
      <text:p text:style-name="P11"/>
      <text:p text:style-name="P12"><text:span text:style-name="T1">Условное выражение цикла for всегда проверяется в начале цикла. Это означает, что код в цикле может вообще не выполняться, если проверяемое условие с начала оказывается ложным. Пример</text:span>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6"> x </text:span><text:span text:style-name="T12">=</text:span><text:span text:style-name="T6"> </text:span><text:span text:style-name="T16">0</text:span><text:span text:style-name="T12">;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count </text:span><text:span text:style-name="T12">=</text:span><text:span text:style-name="T6"> </text:span><text:span text:style-name="T16">10</text:span><text:span text:style-name="T12">;</text:span><text:span text:style-name="T6"> count </text:span><text:span text:style-name="T12">&lt;</text:span><text:span text:style-name="T6"> </text:span><text:span text:style-name="T16">5</text:span><text:span text:style-name="T12">;</text:span><text:span text:style-name="T6"> count</text:span><text:span text:style-name="T12">++)</text:span><text:span text:style-name="T6"> </text:span><text:span text:style-name="T12">{</text:span><text:span text:style-name="T6"><text:line-break/> <text:s text:c="7"/>x </text:span><text:span text:style-name="T12">+=</text:span><text:span text:style-name="T6"> count</text:span><text:span text:style-name="T12">;</text:span><text:span text:style-name="T6"> </text:span><text:span text:style-name="T23">// этот оператор не будет выполнен, так как 10 &gt; 5</text:span><text:span text:style-name="T6"><text:line-break/> <text:s text:c="3"/></text:span><text:span text:style-name="T12">}</text:span><text:span text:style-name="T6"><text:line-break/>}</text:span></text:p>
          </table:table-cell>
        </table:table-row>
      </table:table>
      <text:p text:style-name="P12"/>
      <text:p text:style-name="P12"><text:span text:style-name="T1">Этот цикл вообще не будет выполняться, поскольку начальное значение переменной count больше 5</text:span>.<text:span text:style-name="T1"> </text:span>Это <text:span text:style-name="T1">значит, что условное выражение count &lt; 5 оказывается ложным с самого начала.</text:span></text:p>
      <text:p text:style-name="P42"><text:bookmark text:name="_9p095ylyvxf8"/>Цикл for с несколькими управляющими переменными</text:p>
      <text:p text:style-name="P12"><text:span text:style-name="T1">Для управления циклом можно использовать одновременно несколько переменных</text:span>. В <text:span text:style-name="T1">примере ниже за одну итерацию переменная i увеличивается на 1, а j уменьшается на 1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,</text:span><text:span text:style-name="T6"> j </text:span><text:span text:style-name="T12">=</text:span><text:span text:style-name="T6"> </text:span><text:span text:style-name="T16">10</text:span><text:span text:style-name="T12">;</text:span><text:span text:style-name="T6"> i </text:span><text:span text:style-name="T12">&lt;</text:span><text:span text:style-name="T6"> j</text:span><text:span text:style-name="T12">;</text:span><text:span text:style-name="T6"> i</text:span><text:span text:style-name="T12">++,</text:span><text:span text:style-name="T6"> j</text:span><text:span text:style-name="T12">--)</text:span><text:span text:style-name="T6"> </text:span><text:span text:style-name="T12">{</text:span><text:span text:style-name="T6"><text:line-break/> <text:s text:c="7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</text:span><text:span text:style-name="T21">"i-j: "</text:span><text:span text:style-name="T6"> </text:span><text:span text:style-name="T12">+</text:span><text:span text:style-name="T6"> i </text:span><text:span text:style-name="T12">+</text:span><text:span text:style-name="T6"> </text:span><text:span text:style-name="T21">"-"</text:span><text:span text:style-name="T6"> </text:span><text:span text:style-name="T12">+</text:span><text:span text:style-name="T6"> j</text:span><text:span text:style-name="T12">);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6"><text:span text:style-name="T6">i</text:span><text:span text:style-name="T12">-</text:span><text:span text:style-name="T6">j</text:span><text:span text:style-name="T12">:</text:span><text:span text:style-name="T6"> </text:span><text:span text:style-name="T16">0</text:span><text:span text:style-name="T12">-</text:span><text:span text:style-name="T16">10</text:span></text:p>
            <text:p text:style-name="P16"><text:span text:style-name="T6">i</text:span><text:span text:style-name="T12">-</text:span><text:span text:style-name="T6">j</text:span><text:span text:style-name="T12">:</text:span><text:span text:style-name="T6"> </text:span><text:span text:style-name="T16">1</text:span><text:span text:style-name="T12">-9</text:span></text:p>
            <text:p text:style-name="P16"><text:span text:style-name="T6">i</text:span><text:span text:style-name="T12">-</text:span><text:span text:style-name="T6">j</text:span><text:span text:style-name="T12">:</text:span><text:span text:style-name="T6"> </text:span><text:span text:style-name="T16">2</text:span><text:span text:style-name="T12">-8</text:span></text:p>
            <text:p text:style-name="P16"><text:span text:style-name="T6">i</text:span><text:span text:style-name="T12">-</text:span><text:span text:style-name="T6">j</text:span><text:span text:style-name="T12">:</text:span><text:span text:style-name="T6"> </text:span><text:span text:style-name="T16">3</text:span><text:span text:style-name="T12">-7</text:span></text:p>
            <text:p text:style-name="P17"><text:span text:style-name="T6">i</text:span><text:span text:style-name="T12">-</text:span><text:span text:style-name="T6">j</text:span><text:span text:style-name="T12">:</text:span><text:span text:style-name="T6"> </text:span><text:span text:style-name="T16">4</text:span><text:span text:style-name="T12">-6</text:span></text:p>
          </table:table-cell>
        </table:table-row>
      </table:table>
      <text:p text:style-name="P13"/>
      <text:p text:style-name="P42"><text:bookmark text:name="_4rdgxkczqbh6"/>Бесконечный цикл</text:p>
      <text:p text:style-name="P12"><text:span text:style-name="T1">При использовании следующей записи цикла for можно получить бесконечный цикл</text:span>.<text:span text:style-name="T1"> </text:span>Б<text:span text:style-name="T1">ольшинство таких циклов требуют специальное условие для своего завершения.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span text:style-name="T2">for</text:span><text:span text:style-name="T6"> </text:span><text:span text:style-name="T12">(;;)</text:span><text:span text:style-name="T6"> {</text:span></text:p>
            <text:p text:style-name="P16"><text:span text:style-name="T6"><text:s text:c="3"/>// ...</text:span></text:p>
            <text:p text:style-name="P16"><text:span text:style-name="T6">}</text:span></text:p>
          </table:table-cell>
        </table:table-row>
      </table:table>
      <text:p text:style-name="P12"/>
      <text:p text:style-name="P12"><text:span text:style-name="T1">Выход из работающего цикла осуществляется оператором </text:span><text:span text:style-name="T24">break</text:span><text:span text:style-name="T1"> без выполнения всего кода из тела цикла, поэтому в результате нет числа 4.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12">[]</text:span><text:span text:style-name="T6"> args</text:span><text:span text:style-name="T12">)</text:span><text:span text:style-name="T6"> </text:span><text:span text:style-name="T12">{</text:span><text:span text:style-name="T6"><text:line-break/> <text:s text:c="3"/></text:span><text:span text:style-name="T2">for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10</text:span><text:span text:style-name="T12">;</text:span><text:span text:style-name="T6"> i</text:span><text:span text:style-name="T12">++)</text:span><text:span text:style-name="T6"> </text:span><text:span text:style-name="T12">{</text:span><text:span text:style-name="T6"> <text:s text:c="7"/><text:line-break/> <text:s text:c="7"/></text:span><text:span text:style-name="T2">if</text:span><text:span text:style-name="T6"> </text:span><text:span text:style-name="T12">(</text:span><text:span text:style-name="T6">i </text:span><text:span text:style-name="T12">&gt;</text:span><text:span text:style-name="T6"> </text:span><text:span text:style-name="T16">3</text:span><text:span text:style-name="T12">)</text:span><text:span text:style-name="T6"> </text:span><text:span text:style-name="T12">{</text:span><text:span text:style-name="T6"><text:line-break/> <text:s text:c="11"/></text:span><text:span text:style-name="T2">break</text:span><text:span text:style-name="T12">;</text:span><text:span text:style-name="T6"><text:line-break/> <text:s text:c="7"/>}</text:span></text:p>
            <text:p text:style-name="P17"><text:span text:style-name="T6"><text:s text:c="8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</text:span><text:span text:style-name="T21">"i = "</text:span><text:span text:style-name="T6"> </text:span><text:span text:style-name="T12">+</text:span><text:span text:style-name="T6"> i</text:span><text:span text:style-name="T12">);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6"><text:span text:style-name="T6">i </text:span><text:span text:style-name="T12">=</text:span><text:span text:style-name="T6"> 0</text:span></text:p>
            <text:p text:style-name="P16"><text:span text:style-name="T6">i </text:span><text:span text:style-name="T12">=</text:span><text:span text:style-name="T6"> 1</text:span></text:p>
            <text:p text:style-name="P16"><text:span text:style-name="T6">i </text:span><text:span text:style-name="T12">=</text:span><text:span text:style-name="T6"> 2</text:span></text:p>
            <text:p text:style-name="P17"><text:span text:style-name="T6">i </text:span><text:span text:style-name="T12">=</text:span><text:span text:style-name="T6"> 3</text:span></text:p>
          </table:table-cell>
        </table:table-row>
      </table:table>
      <text:p text:style-name="P42"><text:bookmark text:name="_zfu1zarspia6"/></text:p>
      <text:p text:style-name="P42"><text:bookmark text:name="_4dvi8lf0pplw"/>Цикл foreach</text:p>
      <text:p text:style-name="P12">Еще<text:span text:style-name="T1"> одной разновидностью цикла for является цикл foreach</text:span>.<text:span text:style-name="T1"> </text:span>Он<text:span text:style-name="T1"> используется для прохождения по всем элементам массива или коллекции</text:span>,<text:span text:style-name="T1"> знать индекс проверяемого элемента не нужно. В привед</text:span>ё<text:span text:style-name="T1">нном ниже примере мы проходим по элементам массива sm типа String и каждому присваиваем временное имя o, то есть «в единицу времени» o указывает на один элемент массива.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12">[]</text:span><text:span text:style-name="T6"> args</text:span><text:span text:style-name="T12">)</text:span><text:span text:style-name="T6"> </text:span><text:span text:style-name="T12">{</text:span><text:span text:style-name="T6"><text:line-break/> <text:s text:c="3"/></text:span><text:span text:style-name="T19">String</text:span><text:span text:style-name="T12">[]</text:span><text:span text:style-name="T6"> sm </text:span><text:span text:style-name="T12">=</text:span><text:span text:style-name="T6"> </text:span><text:span text:style-name="T12">{</text:span><text:span text:style-name="T21">"A"</text:span><text:span text:style-name="T12">,</text:span><text:span text:style-name="T6"> </text:span><text:span text:style-name="T21">"B"</text:span><text:span text:style-name="T12">,</text:span><text:span text:style-name="T6"> </text:span><text:span text:style-name="T21">"C"</text:span><text:span text:style-name="T12">,</text:span><text:span text:style-name="T6"> </text:span><text:span text:style-name="T21">"D"</text:span><text:span text:style-name="T12">};</text:span><text:span text:style-name="T6"><text:line-break/> <text:s text:c="3"/></text:span><text:span text:style-name="T2">for</text:span><text:span text:style-name="T6"> </text:span><text:span text:style-name="T12">(</text:span><text:span text:style-name="T19">String</text:span><text:span text:style-name="T6"> o </text:span><text:span text:style-name="T12">:</text:span><text:span text:style-name="T6"> sm</text:span><text:span text:style-name="T12">)</text:span><text:span text:style-name="T6"> </text:span><text:span text:style-name="T12">{</text:span><text:span text:style-name="T6"><text:line-break/> <text:s text:c="7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6">o </text:span><text:span text:style-name="T12">+</text:span><text:span text:style-name="T6"> </text:span><text:span text:style-name="T21">" "</text:span><text:span text:style-name="T12">);</text:span><text:span text:style-name="T6"><text:line-break/> <text:s text:c="3"/></text:span><text:span text:style-name="T12">}</text:span><text:span text:style-name="T6"><text:line-break/>}</text:span></text:p>
            <text:p text:style-name="P16"><text:span text:style-name="T13">Результат:</text:span></text:p>
            <text:p text:style-name="P16"><text:span text:style-name="T6">A B C D</text:span></text:p>
          </table:table-cell>
        </table:table-row>
      </table:table>
      <text:p text:style-name="P13"/>
      <text:p text:style-name="P42"><text:bookmark text:name="_etkergaody7w"/>Вложенные циклы</text:p>
      <text:p text:style-name="P12"><text:span text:style-name="T1">Циклы, работающие внутри других циклов, называют вложенными. Внимательно разберите последовательность исполнения таких циклов</text:span>. Н<text:span text:style-name="T1">а </text:span>всё<text:span text:style-name="T1"> выполнение внутреннего цикла приходится одна итерация внешнего. Пример</text:span>.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3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</text:span><text:span text:style-name="T2">for</text:span><text:span text:style-name="T6"> </text:span><text:span text:style-name="T12">(</text:span><text:span text:style-name="T2">int</text:span><text:span text:style-name="T6"> j </text:span><text:span text:style-name="T12">=</text:span><text:span text:style-name="T6"> </text:span><text:span text:style-name="T16">0</text:span><text:span text:style-name="T12">;</text:span><text:span text:style-name="T6"> j </text:span><text:span text:style-name="T12">&lt;</text:span><text:span text:style-name="T6"> </text:span><text:span text:style-name="T16">3</text:span><text:span text:style-name="T12">;</text:span><text:span text:style-name="T6"> j</text:span><text:span text:style-name="T12">++)</text:span><text:span text:style-name="T6"> </text:span><text:span text:style-name="T12">{</text:span><text:span text:style-name="T6"><text:line-break/> <text:s text:c="11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21">" "</text:span><text:span text:style-name="T6"> </text:span><text:span text:style-name="T12">+</text:span><text:span text:style-name="T6"> i </text:span><text:span text:style-name="T12">+</text:span><text:span text:style-name="T6"> j</text:span><text:span text:style-name="T12">);</text:span><text:span text:style-name="T6"><text:line-break/> <text:s text:c="7"/></text:span><text:span text:style-name="T12">}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7"><text:span text:style-name="T6"><text:s/></text:span><text:span text:style-name="T16">00</text:span><text:span text:style-name="T6"> </text:span><text:span text:style-name="T16">01</text:span><text:span text:style-name="T6"> </text:span><text:span text:style-name="T16">02</text:span><text:span text:style-name="T6"> </text:span><text:span text:style-name="T16">10</text:span><text:span text:style-name="T6"> </text:span><text:span text:style-name="T16">11</text:span><text:span text:style-name="T6"> </text:span><text:span text:style-name="T16">12</text:span><text:span text:style-name="T6"> </text:span><text:span text:style-name="T16">20</text:span><text:span text:style-name="T6"> </text:span><text:span text:style-name="T16">21</text:span><text:span text:style-name="T6"> </text:span><text:span text:style-name="T16">22</text:span></text:p>
          </table:table-cell>
        </table:table-row>
      </table:table>
      <text:p text:style-name="P40"><text:bookmark text:name="_1t3h5sf"/><text:span text:style-name="T1">Циклы while</text:span></text:p>
      <text:p text:style-name="P12"><text:span text:style-name="T25">Цикл while работает до тех пор, пока указанное условие истинно. </text:span><text:span text:style-name="T1">Как только условие становится ложным, управление программой передается строке кода, следующей непосредственно после цикла. Если заранее указано условие, которое не выполняется, программа в тело цикла даже не попадет. 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6"><text:span text:style-name="T2">while</text:span><text:span text:style-name="T6"> </text:span><text:span text:style-name="T12">(условие)</text:span><text:span text:style-name="T6"> {</text:span></text:p>
            <text:p text:style-name="P16"><text:span text:style-name="T6"><text:s text:c="3"/></text:span><text:span text:style-name="T12">набор</text:span><text:span text:style-name="T6">_</text:span><text:span text:style-name="T12">операторов;</text:span></text:p>
            <text:p text:style-name="P16"><text:span text:style-name="T6">}</text:span></text:p>
          </table:table-cell>
        </table:table-row>
      </table:table>
      <text:p text:style-name="P18"/>
      <text:p text:style-name="P16"><text:span text:style-name="T25">Цикл do-while очень похож на ранее рассмотренные циклы</text:span><text:span text:style-name="T41">.</text:span><text:span text:style-name="T25"> </text:span><text:span text:style-name="T41">В</text:span><text:span text:style-name="T25"> отличие от for и while,</text:span><text:span text:style-name="T41"> где</text:span><text:span text:style-name="T25"> условие проверялось в самом начале (предусловие), в цикле do-while </text:span><text:span text:style-name="T41">оно</text:span><text:span text:style-name="T25"> проверяется в самом конце (постусловие)</text:span><text:span text:style-name="T41">. Э</text:span><text:span text:style-name="T25">то означает, что цикл do-while всегда выполняется хотя бы один раз.</text:span></text:p>
      <text:p text:style-name="P22"><text:soft-page-break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6"><text:span text:style-name="T2">do</text:span><text:span text:style-name="T6"> </text:span><text:span text:style-name="T12">{</text:span><text:span text:style-name="T6"><text:line-break/> <text:s text:c="2"/></text:span><text:span text:style-name="T12">набор</text:span><text:span text:style-name="T6">_</text:span><text:span text:style-name="T12">операторов;</text:span><text:span text:style-name="T7"><text:line-break/></text:span><text:span text:style-name="T2">while</text:span><text:span text:style-name="T6"> </text:span><text:span text:style-name="T12">(условие);</text:span></text:p>
          </table:table-cell>
        </table:table-row>
      </table:table>
      <text:p text:style-name="P23"/>
      <text:p text:style-name="P40"><text:bookmark text:name="_4d34og8"/><text:span text:style-name="T1">Кодовые блоки</text:span></text:p>
      <text:p text:style-name="P12"><text:span text:style-name="T1">Кодовый блок представляет собой группу операторов. Для оформления в виде блока они помещаются между открывающей и закрывающей фигурными скобками. Созданный кодовый блок становится единым логическим блоком. </text:span>Такой<text:span text:style-name="T1"> блок можно использовать при работе с if и for. Пример</text:span>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 </text:span><text:span text:style-name="T22">// &lt;- начало кодового блока main</text:span><text:span text:style-name="T7"><text:line-break/> <text:s text:c="3"/></text:span><text:span text:style-name="T2">int</text:span><text:span text:style-name="T6"> w </text:span><text:span text:style-name="T12">=</text:span><text:span text:style-name="T6"> </text:span><text:span text:style-name="T16">1</text:span><text:span text:style-name="T12">,</text:span><text:span text:style-name="T6"> h </text:span><text:span text:style-name="T12">=</text:span><text:span text:style-name="T6"> </text:span><text:span text:style-name="T16">2</text:span><text:span text:style-name="T12">,</text:span><text:span text:style-name="T6"> v </text:span><text:span text:style-name="T12">=</text:span><text:span text:style-name="T6"> </text:span><text:span text:style-name="T16">0</text:span><text:span text:style-name="T12">;</text:span><text:span text:style-name="T6"><text:line-break/> <text:s text:c="3"/></text:span><text:span text:style-name="T2">if</text:span><text:span text:style-name="T6"> </text:span><text:span text:style-name="T12">(</text:span><text:span text:style-name="T6">w </text:span><text:span text:style-name="T12">&lt;</text:span><text:span text:style-name="T6"> h</text:span><text:span text:style-name="T12">)</text:span><text:span text:style-name="T6"> </text:span><text:span text:style-name="T12">{ <text:s text:c="21"/></text:span><text:span text:style-name="T6"><text:s/></text:span><text:span text:style-name="T22">// &lt;- Начало кодового блока if</text:span><text:span text:style-name="T7"><text:line-break/> <text:s text:c="7"/></text:span><text:span text:style-name="T6">v </text:span><text:span text:style-name="T12">=</text:span><text:span text:style-name="T6"> w </text:span><text:span text:style-name="T12">*</text:span><text:span text:style-name="T6"> h</text:span><text:span text:style-name="T12">;</text:span><text:span text:style-name="T6"><text:line-break/> <text:s text:c="7"/>w </text:span><text:span text:style-name="T12">=</text:span><text:span text:style-name="T6"> </text:span><text:span text:style-name="T16">0</text:span><text:span text:style-name="T12">;</text:span><text:span text:style-name="T6"><text:line-break/> <text:s text:c="3"/></text:span><text:span text:style-name="T12">}</text:span><text:span text:style-name="T6"> <text:s text:c="33"/></text:span><text:span text:style-name="T22">// &lt;- Конец кодового блока if</text:span><text:span text:style-name="T7"><text:line-break/></text:span><text:span text:style-name="T12">}</text:span><text:span text:style-name="T6"> <text:s text:c="36"/></text:span><text:span text:style-name="T35"><text:s/></text:span><text:span text:style-name="T22">// &lt;- Конец кодового блока main</text:span></text:p>
          </table:table-cell>
        </table:table-row>
      </table:table>
      <text:p text:style-name="P14"/>
      <text:p text:style-name="P12"><text:span text:style-name="T1">В данном примере оба оператора в блоке выполняются в том случае, если значение переменной w меньше значения переменной h. Эти операторы составляют единый логический блок, и ни один из них не может быть выполнен без другого. Кодовые блоки позволяют оформлять многие алгоритмы в удобном для восприятия виде. Ниже привед</text:span>ё<text:span text:style-name="T1">н пример программы, </text:span>где<text:span text:style-name="T1"> кодовый блок предотвращает деление на ноль.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"><text:span text:style-name="T42">public class </text:span><text:span text:style-name="T36">MainClass {</text:span></text:p>
            <text:p text:style-name="P17"><text:span text:style-name="T36"><text:s text:c="3"/></text:span><text:span text:style-name="T42">public static void </text:span><text:span text:style-name="T36">main(String args[]) {</text:span></text:p>
            <text:p text:style-name="P17"><text:span text:style-name="T36"><text:s text:c="7"/></text:span><text:span text:style-name="T42">int </text:span><text:span text:style-name="T36">a = </text:span><text:span text:style-name="T43">0</text:span><text:span text:style-name="T36">, b = </text:span><text:span text:style-name="T43">10</text:span><text:span text:style-name="T36">, c = </text:span><text:span text:style-name="T43">0</text:span><text:span text:style-name="T36">;</text:span></text:p>
            <text:p text:style-name="P17"><text:span text:style-name="T36"><text:s text:c="7"/></text:span><text:span text:style-name="T42">if </text:span><text:span text:style-name="T36">(a != </text:span><text:span text:style-name="T43">0</text:span><text:span text:style-name="T36">) {</text:span></text:p>
            <text:p text:style-name="P17"><text:span text:style-name="T36"><text:s text:c="11"/>System.</text:span><text:span text:style-name="T44">out</text:span><text:span text:style-name="T36">.println(</text:span><text:span text:style-name="T45">"a не равно нулю"</text:span><text:span text:style-name="T36">);</text:span></text:p>
            <text:p text:style-name="P17"><text:span text:style-name="T36"><text:s text:c="11"/>c = b / a;</text:span></text:p>
            <text:p text:style-name="P17"><text:span text:style-name="T36"><text:s text:c="11"/>System.</text:span><text:span text:style-name="T44">out</text:span><text:span text:style-name="T36">.print(</text:span><text:span text:style-name="T45">"b / a равно " </text:span><text:span text:style-name="T36">+ c) ;</text:span></text:p>
            <text:p text:style-name="P17"><text:span text:style-name="T36"><text:s text:c="7"/>} </text:span><text:span text:style-name="T42">else </text:span><text:span text:style-name="T36">{</text:span></text:p>
            <text:p text:style-name="P17"><text:span text:style-name="T36"><text:s text:c="11"/>System.</text:span><text:span text:style-name="T44">out</text:span><text:span text:style-name="T36">.println(</text:span><text:span text:style-name="T45">"a = 0. Делить на 0 нельзя"</text:span><text:span text:style-name="T36">);</text:span></text:p>
            <text:p text:style-name="P17"><text:span text:style-name="T36"><text:s text:c="7"/>}</text:span></text:p>
            <text:p text:style-name="P17"><text:span text:style-name="T36"><text:s text:c="3"/>}</text:span></text:p>
            <text:p text:style-name="P17"><text:span text:style-name="T36">}</text:span></text:p>
            <text:p text:style-name="P17"><text:span text:style-name="T8">Результат:</text:span></text:p>
            <text:p text:style-name="P17"><text:span text:style-name="T35">a = 0. Делить на 0 нельзя</text:span></text:p>
          </table:table-cell>
        </table:table-row>
      </table:table>
      <text:p text:style-name="P13"/>
      <text:p text:style-name="P12"><text:span text:style-name="T24">Области видимости переменных в кодовых блоках</text:span><text:span text:style-name="T40">.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 </text:span><text:span text:style-name="T23">// Кодовый блок метода main()</text:span><text:span text:style-name="T6"><text:line-break/> <text:s text:c="3"/></text:span><text:span text:style-name="T2">int</text:span><text:span text:style-name="T6"> x </text:span><text:span text:style-name="T12">=</text:span><text:span text:style-name="T6"> </text:span><text:span text:style-name="T16">10</text:span><text:span text:style-name="T12">; <text:s text:c="5"/></text:span><text:span text:style-name="T6"><text:s/></text:span><text:span text:style-name="T23">// эта переменная доступна для всего кода в методе main</text:span><text:span text:style-name="T6"><text:line-break/> <text:s text:c="3"/></text:span><text:span text:style-name="T2">if</text:span><text:span text:style-name="T6"> </text:span><text:span text:style-name="T12">(</text:span><text:span text:style-name="T6">x </text:span><text:span text:style-name="T12">==</text:span><text:span text:style-name="T6"> </text:span><text:span text:style-name="T16">10</text:span><text:span text:style-name="T12">)</text:span><text:span text:style-name="T6"> </text:span><text:span text:style-name="T12">{ <text:s text:c="3"/></text:span><text:span text:style-name="T23">// Кодовый блок тела if</text:span><text:span text:style-name="T6"><text:line-break/> <text:s text:c="7"/></text:span><text:span text:style-name="T2">int</text:span><text:span text:style-name="T6"> </text:span><text:span text:style-name="T12">у</text:span><text:span text:style-name="T6"> </text:span><text:span text:style-name="T12">=</text:span><text:span text:style-name="T6"> </text:span><text:span text:style-name="T16">20</text:span><text:span text:style-name="T12">;</text:span><text:span text:style-name="T6"> <text:s text:c="2"/></text:span><text:span text:style-name="T23">// Эта переменная доступна только в данном кодовом блоке</text:span><text:span text:style-name="T6"><text:line-break/></text:span><text:span text:style-name="T23">// Обе переменные х и у доступны в данном кодовом блоке</text:span><text:span text:style-name="T6"><text:line-break/> <text:s text:c="7"/></text:span><text:span text:style-name="T19">System</text:span><text:span text:style-name="T12">.</text:span><text:span text:style-name="T2">out</text:span><text:span text:style-name="T12">.</text:span><text:span text:style-name="T6">println</text:span><text:span text:style-name="T12">(</text:span><text:span text:style-name="T21">"х &amp; у: "</text:span><text:span text:style-name="T6"> </text:span><text:span text:style-name="T12">+</text:span><text:span text:style-name="T6"> x </text:span><text:span text:style-name="T12">+</text:span><text:span text:style-name="T6"> </text:span><text:span text:style-name="T21">" "</text:span><text:span text:style-name="T6"> </text:span><text:span text:style-name="T12">+</text:span><text:span text:style-name="T6"> </text:span><text:span text:style-name="T12">у);</text:span><text:span text:style-name="T6"><text:line-break/> <text:s text:c="7"/>x </text:span><text:span text:style-name="T12">=</text:span><text:span text:style-name="T6"> </text:span><text:span text:style-name="T12">у</text:span><text:span text:style-name="T6"> </text:span><text:span text:style-name="T12">*</text:span><text:span text:style-name="T6"> </text:span><text:span text:style-name="T16">2</text:span><text:span text:style-name="T12">;</text:span><text:span text:style-name="T6"><text:line-break/> <text:s text:c="3"/></text:span><text:span text:style-name="T12">}</text:span><text:span text:style-name="T6"><text:line-break/></text:span><text:span text:style-name="T23">// у = 100; // Ошибка! Переменная у недоступна за пределами тела if <text:s text:c="3"/></text:span><text:span text:style-name="T6"><text:line-break/> <text:s text:c="3"/></text:span><text:span text:style-name="T19">System</text:span><text:span text:style-name="T12">.</text:span><text:span text:style-name="T2">out</text:span><text:span text:style-name="T12">.</text:span><text:span text:style-name="T6">println</text:span><text:span text:style-name="T12">(</text:span><text:span text:style-name="T21">"х = "</text:span><text:span text:style-name="T6"> </text:span><text:span text:style-name="T12">+</text:span><text:span text:style-name="T6"> x</text:span><text:span text:style-name="T12">); <text:s text:c="7"/></text:span><text:span text:style-name="T6"><text:s/></text:span><text:span text:style-name="T23">// Переменная х по-прежнему доступна</text:span><text:span text:style-name="T6"><text:line-break/>}</text:span></text:p>
          </table:table-cell>
        </table:table-row>
      </table:table>
      <text:p text:style-name="P13"/>
      <text:p text:style-name="P12"><text:span text:style-name="T24">Ещ</text:span><text:span text:style-name="T40">ё</text:span><text:span text:style-name="T24"> один пример объявления переменных в цикле</text:span><text:span text:style-name="T40">.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3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</text:span><text:span text:style-name="T2">int</text:span><text:span text:style-name="T6"> </text:span><text:span text:style-name="T12">у</text:span><text:span text:style-name="T6"> </text:span><text:span text:style-name="T12">=</text:span><text:span text:style-name="T6"> </text:span><text:span text:style-name="T12">-</text:span><text:span text:style-name="T16">1</text:span><text:span text:style-name="T12">;</text:span><text:span text:style-name="T6"> <text:s text:c="32"/></text:span><text:span text:style-name="T23">// переменная у инициализируется при каждом входе в блок</text:span><text:span text:style-name="T6"><text:line-break/> <text:s text:c="7"/></text:span><text:span text:style-name="T19">System</text:span><text:span text:style-name="T12">.</text:span><text:span text:style-name="T2">out</text:span><text:span text:style-name="T12">.</text:span><text:span text:style-name="T6">println</text:span><text:span text:style-name="T12">(</text:span><text:span text:style-name="T21">"у = "</text:span><text:span text:style-name="T6"> </text:span><text:span text:style-name="T12">+</text:span><text:span text:style-name="T6"> </text:span><text:span text:style-name="T12">у);</text:span><text:span text:style-name="T6"> </text:span><text:span text:style-name="T23">// всегда выводится значение -1</text:span><text:span text:style-name="T6"><text:line-break/> <text:s text:c="7"/></text:span><text:span text:style-name="T12">у++;</text:span><text:span text:style-name="T6"><text:line-break/> <text:s text:c="7"/></text:span><text:span text:style-name="T19">System</text:span><text:span text:style-name="T12">.</text:span><text:span text:style-name="T2">out</text:span><text:span text:style-name="T12">.</text:span><text:span text:style-name="T6">println</text:span><text:span text:style-name="T12">(</text:span><text:span text:style-name="T21">"у = "</text:span><text:span text:style-name="T6"> </text:span><text:span text:style-name="T12">+</text:span><text:span text:style-name="T6"> </text:span><text:span text:style-name="T12">у);</text:span><text:span text:style-name="T6"><text:line-break/> <text:s text:c="3"/></text:span><text:span text:style-name="T12">}</text:span><text:span text:style-name="T6"><text:line-break/>}</text:span></text:p>
          </table:table-cell>
        </table:table-row>
      </table:table>
      <text:p text:style-name="P40"><text:bookmark text:name="_17dp8vu"/><text:span text:style-name="T1">Массивы </text:span></text:p>
      <text:p text:style-name="P12"><text:span text:style-name="T1">Массив представляет собой набор однотипных переменных с общим именем.</text:span></text:p>
      <text:p text:style-name="P42"><text:bookmark text:name="_lrb398yue5sp"/>Одномерные массивы </text:p>
      <text:p text:style-name="P12"><text:span text:style-name="T1">Для объявления одномерного массива обычно применяется следующая форма</text:span>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6"><text:span text:style-name="T12">тип</text:span><text:span text:style-name="T6">_</text:span><text:span text:style-name="T12">данных[]</text:span><text:span text:style-name="T6"> </text:span><text:span text:style-name="T12">имя</text:span><text:span text:style-name="T6">_</text:span><text:span text:style-name="T12">массива</text:span><text:span text:style-name="T6"> </text:span><text:span text:style-name="T12">=</text:span><text:span text:style-name="T6"> </text:span><text:span text:style-name="T2">new</text:span><text:span text:style-name="T6"> </text:span><text:span text:style-name="T12">тип</text:span><text:span text:style-name="T6">_</text:span><text:span text:style-name="T12">данных[размер</text:span><text:span text:style-name="T6">_</text:span><text:span text:style-name="T12">массива];</text:span></text:p>
          </table:table-cell>
        </table:table-row>
      </table:table>
      <text:p text:style-name="P14"/>
      <text:p text:style-name="P12"><text:span text:style-name="T1">При создании массива сначала объявляется переменная, ссылающаяся на </text:span>него. <text:span text:style-name="T1"><text:s/></text:span>З<text:span text:style-name="T1">атем выделяется память для массива, </text:span>в Java динамически распределяется с помощью оператора new;<text:span text:style-name="T1"> ссылка на не</text:span>ё<text:span text:style-name="T1"> присваивается переменной. В следующей строке кода создается массив типа int, состоящий из 5 элементов, ссылка на него присваивается переменной arr</text:span>.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7"><text:span text:style-name="T2">int</text:span><text:span text:style-name="T12">[]</text:span><text:span text:style-name="T6"> arr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5</text:span><text:span text:style-name="T12">];</text:span></text:p>
          </table:table-cell>
        </table:table-row>
      </table:table>
      <text:p text:style-name="P12"/>
      <text:p text:style-name="P12"><text:span text:style-name="T1">В переменной arr сохраняется ссылка на область памяти</text:span> <text:span text:style-name="T1">для массива оператором new. Этой памяти должно быть достаточно для размещения в ней 5 элементов типа int. Доступ к отдельным элементам массива осуществляется с помощью индексов. Индекс обозначает положение элемента в массиве, индекс первого элемента равен нулю. </text:span>Е<text:span text:style-name="T1">сли массив arr содержит 5 элементов, их индексы находятся в пределах от 0 до 4. Индексирование массива осуществляется по номерам его элементов, заключенным в квадратные скобки. Например, для доступа к первому элементу массива arr следует указать arr[0], а для доступа к последнему элементу этого массива — arr[4]. В приведенном ниже примере программы в массиве arr сохраняются числа от 0 до 4.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12">[]</text:span><text:span text:style-name="T6"> arr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5</text:span><text:span text:style-name="T12">];</text:span><text:span text:style-name="T6"><text:line-break/> <text:s text:c="3"/></text:span><text:span text:style-name="T2">for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5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arr</text:span><text:span text:style-name="T12">[</text:span><text:span text:style-name="T6">i</text:span><text:span text:style-name="T12">]</text:span><text:span text:style-name="T6"> </text:span><text:span text:style-name="T12">=</text:span><text:span text:style-name="T6"> i;</text:span></text:p>
            <text:p text:style-name="P17"><text:span text:style-name="T6"><text:s text:c="8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</text:span><text:span text:style-name="T21">"arr["</text:span><text:span text:style-name="T6"> </text:span><text:span text:style-name="T12">+</text:span><text:span text:style-name="T6"> i </text:span><text:span text:style-name="T12">+</text:span><text:span text:style-name="T6"> </text:span><text:span text:style-name="T21">"] = "</text:span><text:span text:style-name="T6"> </text:span><text:span text:style-name="T12">+</text:span><text:span text:style-name="T6"> arr</text:span><text:span text:style-name="T12">[</text:span><text:span text:style-name="T6">i</text:span><text:span text:style-name="T12">]);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6"><text:span text:style-name="T6">arr</text:span><text:span text:style-name="T12">[</text:span><text:span text:style-name="T16">0</text:span><text:span text:style-name="T12">]</text:span><text:span text:style-name="T6"> </text:span><text:span text:style-name="T12">=</text:span><text:span text:style-name="T6"> 0</text:span></text:p>
            <text:p text:style-name="P16"><text:span text:style-name="T6">arr</text:span><text:span text:style-name="T12">[</text:span><text:span text:style-name="T16">1</text:span><text:span text:style-name="T12">]</text:span><text:span text:style-name="T6"> </text:span><text:span text:style-name="T12">=</text:span><text:span text:style-name="T6"> 1</text:span></text:p>
            <text:p text:style-name="P16"><text:span text:style-name="T6">arr</text:span><text:span text:style-name="T12">[</text:span><text:span text:style-name="T16">2</text:span><text:span text:style-name="T12">]</text:span><text:span text:style-name="T6"> </text:span><text:span text:style-name="T12">=</text:span><text:span text:style-name="T6"> 2</text:span></text:p>
            <text:p text:style-name="P16"><text:span text:style-name="T6">arr</text:span><text:span text:style-name="T12">[</text:span><text:span text:style-name="T16">3</text:span><text:span text:style-name="T12">]</text:span><text:span text:style-name="T6"> </text:span><text:span text:style-name="T12">=</text:span><text:span text:style-name="T6"> 3</text:span></text:p>
            <text:p text:style-name="P17"><text:span text:style-name="T6">arr</text:span><text:span text:style-name="T12">[</text:span><text:span text:style-name="T16">4</text:span><text:span text:style-name="T12">]</text:span><text:span text:style-name="T6"> </text:span><text:span text:style-name="T12">=</text:span><text:span text:style-name="T6"> 4</text:span></text:p>
          </table:table-cell>
        </table:table-row>
      </table:table>
      <text:p text:style-name="P18"/>
      <text:p text:style-name="P18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A"/>
        <table:table-row table:style-name="Table23.1">
          <table:table-cell table:style-name="Table23.A1" office:value-type="string">
            <text:p text:style-name="P16"><text:span text:style-name="T11">arr[0]</text:span></text:p>
          </table:table-cell>
          <table:table-cell table:style-name="Table23.A1" office:value-type="string">
            <text:p text:style-name="P16"><text:span text:style-name="T11">arr[1]</text:span></text:p>
          </table:table-cell>
          <table:table-cell table:style-name="Table23.A1" office:value-type="string">
            <text:p text:style-name="P16"><text:span text:style-name="T11">arr[2]</text:span></text:p>
          </table:table-cell>
          <table:table-cell table:style-name="Table23.A1" office:value-type="string">
            <text:p text:style-name="P16"><text:span text:style-name="T11">arr[3]</text:span></text:p>
          </table:table-cell>
          <table:table-cell table:style-name="Table23.A1" office:value-type="string">
            <text:p text:style-name="P16"><text:span text:style-name="T11">arr[4]</text:span></text:p>
          </table:table-cell>
        </table:table-row>
        <table:table-row table:style-name="Table23.1">
          <table:table-cell table:style-name="Table23.A2" office:value-type="string">
            <text:p text:style-name="P16"><text:span text:style-name="T1">0</text:span></text:p>
          </table:table-cell>
          <table:table-cell table:style-name="Table23.B2" office:value-type="string">
            <text:p text:style-name="P16"><text:span text:style-name="T1">1</text:span></text:p>
          </table:table-cell>
          <table:table-cell table:style-name="Table23.C2" office:value-type="string">
            <text:p text:style-name="P16"><text:span text:style-name="T1">2</text:span></text:p>
          </table:table-cell>
          <table:table-cell table:style-name="Table23.D2" office:value-type="string">
            <text:p text:style-name="P16"><text:span text:style-name="T1">3</text:span></text:p>
          </table:table-cell>
          <table:table-cell table:style-name="Table23.E2" office:value-type="string">
            <text:p text:style-name="P16"><text:span text:style-name="T1">4</text:span></text:p>
          </table:table-cell>
        </table:table-row>
      </table:table>
      <text:p text:style-name="P12"/>
      <text:p text:style-name="P12"><text:span text:style-name="T1">Заполнять созданные массивы можно последовательным набором операторов</text:span>.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12">[]</text:span><text:span text:style-name="T6"> nums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4</text:span><text:span text:style-name="T12">];</text:span><text:span text:style-name="T6"><text:line-break/> <text:s text:c="3"/>nums</text:span><text:span text:style-name="T12">[</text:span><text:span text:style-name="T16">0</text:span><text:span text:style-name="T12">]</text:span><text:span text:style-name="T6"> </text:span><text:span text:style-name="T12">=</text:span><text:span text:style-name="T6"> </text:span><text:span text:style-name="T16">5</text:span><text:span text:style-name="T12">;</text:span><text:span text:style-name="T6"><text:line-break/> <text:s text:c="3"/>nums</text:span><text:span text:style-name="T12">[</text:span><text:span text:style-name="T16">1</text:span><text:span text:style-name="T12">]</text:span><text:span text:style-name="T6"> </text:span><text:span text:style-name="T12">=</text:span><text:span text:style-name="T6"> </text:span><text:span text:style-name="T16">10</text:span><text:span text:style-name="T12">;</text:span><text:span text:style-name="T6"><text:line-break/> <text:s text:c="3"/>nums</text:span><text:span text:style-name="T12">[</text:span><text:span text:style-name="T16">2</text:span><text:span text:style-name="T12">]</text:span><text:span text:style-name="T6"> </text:span><text:span text:style-name="T12">=</text:span><text:span text:style-name="T6"> </text:span><text:span text:style-name="T16">15</text:span><text:span text:style-name="T12">;</text:span><text:span text:style-name="T6"><text:line-break/> <text:s text:c="3"/>nums</text:span><text:span text:style-name="T12">[</text:span><text:span text:style-name="T16">3</text:span><text:span text:style-name="T12">]</text:span><text:span text:style-name="T6"> </text:span><text:span text:style-name="T12">=</text:span><text:span text:style-name="T6"> </text:span><text:span text:style-name="T16">15</text:span><text:span text:style-name="T12">;</text:span><text:span text:style-name="T6"><text:line-break/>}</text:span></text:p>
          </table:table-cell>
        </table:table-row>
      </table:table>
      <text:p text:style-name="P12"/>
      <text:p text:style-name="P12"><text:span text:style-name="T1">В привед</text:span>ё<text:span text:style-name="T1">нном выше примере массив nums заполняется через четыре оператора присваивания. Существует более простой способ решения этой задачи</text:span>: <text:span text:style-name="T1">заполнить массив сразу при его создании.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6"><text:span text:style-name="T12">тип</text:span><text:span text:style-name="T6">_</text:span><text:span text:style-name="T12">данных[]</text:span><text:span text:style-name="T6"> </text:span><text:span text:style-name="T12">имя</text:span><text:span text:style-name="T6">_</text:span><text:span text:style-name="T12">массива</text:span><text:span text:style-name="T6"> </text:span><text:span text:style-name="T12">=</text:span><text:span text:style-name="T6"> </text:span><text:span text:style-name="T12">{</text:span><text:span text:style-name="T6">v1</text:span><text:span text:style-name="T12">,</text:span><text:span text:style-name="T6"> v2</text:span><text:span text:style-name="T12">,</text:span><text:span text:style-name="T6"> v3</text:span><text:span text:style-name="T12">,</text:span><text:span text:style-name="T6"> </text:span><text:span text:style-name="T12">...,</text:span><text:span text:style-name="T6"> vN</text:span><text:span text:style-name="T12">}</text:span><text:span text:style-name="T6"> ;</text:span></text:p>
          </table:table-cell>
        </table:table-row>
      </table:table>
      <text:p text:style-name="P12"/>
      <text:p text:style-name="P12">Здесь<text:span text:style-name="T1"> v1-vN обозначают первоначальные значения, которые присваиваются элементам массива слева направо по порядку индексирования, при этом Java автоматически выделит достаточный объем памяти. Например</text:span>.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12">[]</text:span><text:span text:style-name="T6"> nums </text:span><text:span text:style-name="T12">=</text:span><text:span text:style-name="T6"> </text:span><text:span text:style-name="T12">{</text:span><text:span text:style-name="T6"> </text:span><text:span text:style-name="T16">5</text:span><text:span text:style-name="T12">,</text:span><text:span text:style-name="T6"> </text:span><text:span text:style-name="T16">10</text:span><text:span text:style-name="T12">,</text:span><text:span text:style-name="T6"> </text:span><text:span text:style-name="T16">15</text:span><text:span text:style-name="T12">,</text:span><text:span text:style-name="T6"> </text:span><text:span text:style-name="T16">20</text:span><text:span text:style-name="T6"> </text:span><text:span text:style-name="T12">};</text:span><text:span text:style-name="T6"><text:line-break/>}</text:span></text:p>
          </table:table-cell>
        </table:table-row>
      </table:table>
      <text:p text:style-name="P14"/>
      <text:p text:style-name="P12"><text:span text:style-name="T1">Границы массива в Java строго соблюдаются</text:span>.<text:span text:style-name="T1"> </text:span>Если<text:span text:style-name="T1"> обратиться к несуществующему элементу массива, будет получена ошибка. Пример</text:span>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12">[]</text:span><text:span text:style-name="T6"> arr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10</text:span><text:span text:style-name="T12">];</text:span><text:span text:style-name="T6"><text:line-break/> <text:s text:c="3"/></text:span><text:span text:style-name="T2">for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20</text:span><text:span text:style-name="T12">;</text:span><text:span text:style-name="T6"> i</text:span><text:span text:style-name="T12">++)</text:span><text:span text:style-name="T6"> {</text:span></text:p>
            <text:p text:style-name="P17"><text:span text:style-name="T6"><text:s text:c="8"/>arr</text:span><text:span text:style-name="T12">[</text:span><text:span text:style-name="T6">i</text:span><text:span text:style-name="T12">]</text:span><text:span text:style-name="T6"> </text:span><text:span text:style-name="T12">=</text:span><text:span text:style-name="T6"> i;</text:span></text:p>
            <text:p text:style-name="P17"><text:span text:style-name="T6"><text:s text:c="4"/></text:span><text:span text:style-name="T12">}</text:span><text:span text:style-name="T6"><text:line-break/>}</text:span></text:p>
          </table:table-cell>
        </table:table-row>
      </table:table>
      <text:p text:style-name="P12"/>
      <text:p text:style-name="P12"><text:span text:style-name="T1">Как только значение переменной i достигнет 10, будет сгенерировано исключение ArraylndexOutOfBoundsException и выполнение программы прекратится.</text:span></text:p>
      <text:p text:style-name="P12"><text:span text:style-name="T1">Распечатать одномерный массив в консоль можно с </text:span>помощью<text:span text:style-name="T1"> конструкции </text:span>Arrays.toString()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7"><text:span text:style-name="T42">import </text:span><text:span text:style-name="T36">java.util.Arrays;</text:span></text:p>
            <text:p text:style-name="P25"/>
            <text:p text:style-name="P17"><text:span text:style-name="T42">public class </text:span><text:span text:style-name="T36">MainClass {</text:span></text:p>
            <text:p text:style-name="P17"><text:span text:style-name="T36"><text:s text:c="3"/></text:span><text:span text:style-name="T42">public static void </text:span><text:span text:style-name="T36">main(String args[]) {</text:span></text:p>
            <text:p text:style-name="P17"><text:span text:style-name="T36"><text:s text:c="7"/>String[] arr = {</text:span><text:span text:style-name="T45">"A"</text:span><text:span text:style-name="T36">, </text:span><text:span text:style-name="T45">"B"</text:span><text:span text:style-name="T36">, </text:span><text:span text:style-name="T45">"C"</text:span><text:span text:style-name="T36">, </text:span><text:span text:style-name="T45">"D"</text:span><text:span text:style-name="T36">};</text:span></text:p>
            <text:p text:style-name="P17"><text:span text:style-name="T36"><text:s text:c="7"/>System.</text:span><text:span text:style-name="T44">out</text:span><text:span text:style-name="T36">.println(Arrays.</text:span><text:span text:style-name="T37">toString</text:span><text:span text:style-name="T36">(arr));</text:span></text:p>
            <text:p text:style-name="P17"><text:span text:style-name="T36"><text:s text:c="3"/>}</text:span></text:p>
            <text:p text:style-name="P17"><text:span text:style-name="T36">}</text:span></text:p>
            <text:p text:style-name="P17"><text:span text:style-name="T38">Результат:<text:line-break/></text:span><text:span text:style-name="T36">[A, B, C, D]</text:span></text:p>
          </table:table-cell>
        </table:table-row>
      </table:table>
      <text:p text:style-name="P42"><text:bookmark text:name="_47372tt8w9b"/></text:p>
      <text:p text:style-name="P42"><text:bookmark text:name="_sb7sgau2l6se"/>Двумерные массивы</text:p>
      <text:p text:style-name="P12"><text:span text:style-name="T1">Среди многомерных массивов наиболее простыми являются двумерные. Двумерный массив</text:span> – это<text:span text:style-name="T1"> ряд одномерных массивов. При работе с двумерными массивами проще их представлять в виде таблицы, как будет показано ниже. Объявим двумерный целочисленный табличный массив table размером 10x20</text:span>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7"><text:span text:style-name="T2">int</text:span><text:span text:style-name="T12">[][]</text:span><text:span text:style-name="T6"> table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10</text:span><text:span text:style-name="T12">][</text:span><text:span text:style-name="T16">20</text:span><text:span text:style-name="T12">];</text:span></text:p>
          </table:table-cell>
        </table:table-row>
      </table:table>
      <text:p text:style-name="P12"/>
      <text:p text:style-name="P12"><text:span text:style-name="T1">В следующем примере создадим двумерный массив размером 3х4, заполним его числами от 1 до 12 и отпечатаем в консоль в виде таблиц</text:span>ы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6"> args</text:span><text:span text:style-name="T12">[])</text:span><text:span text:style-name="T6"> </text:span><text:span text:style-name="T12">{</text:span><text:span text:style-name="T6"><text:line-break/> <text:s text:c="3"/></text:span><text:span text:style-name="T2">int</text:span><text:span text:style-name="T6"> counter </text:span><text:span text:style-name="T12">=</text:span><text:span text:style-name="T6"> </text:span><text:span text:style-name="T16">1</text:span><text:span text:style-name="T12">;</text:span><text:span text:style-name="T6"><text:line-break/> <text:s text:c="3"/></text:span><text:span text:style-name="T2">int</text:span><text:span text:style-name="T12">[][]</text:span><text:span text:style-name="T6"> table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3</text:span><text:span text:style-name="T12">][</text:span><text:span text:style-name="T16">4</text:span><text:span text:style-name="T12">];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</text:span><text:span text:style-name="T16">3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</text:span><text:span text:style-name="T2">for</text:span><text:span text:style-name="T6"> </text:span><text:span text:style-name="T12">(</text:span><text:span text:style-name="T2">int</text:span><text:span text:style-name="T6"> j </text:span><text:span text:style-name="T12">=</text:span><text:span text:style-name="T6"> </text:span><text:span text:style-name="T16">0</text:span><text:span text:style-name="T12">;</text:span><text:span text:style-name="T6"> j </text:span><text:span text:style-name="T12">&lt;</text:span><text:span text:style-name="T6"> </text:span><text:span text:style-name="T16">4</text:span><text:span text:style-name="T12">;</text:span><text:span text:style-name="T6"> j</text:span><text:span text:style-name="T12">++)</text:span><text:span text:style-name="T6"> </text:span><text:span text:style-name="T12">{</text:span><text:span text:style-name="T6"><text:line-break/> <text:s text:c="11"/>table</text:span><text:span text:style-name="T12">[</text:span><text:span text:style-name="T6">i</text:span><text:span text:style-name="T12">][</text:span><text:span text:style-name="T6">j</text:span><text:span text:style-name="T12">]</text:span><text:span text:style-name="T6"> </text:span><text:span text:style-name="T12">=</text:span><text:span text:style-name="T6"> counter</text:span><text:span text:style-name="T12">;</text:span><text:span text:style-name="T6"><text:line-break/> <text:s text:c="11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6">table</text:span><text:span text:style-name="T12">[</text:span><text:span text:style-name="T6">i</text:span><text:span text:style-name="T12">][</text:span><text:span text:style-name="T6">j</text:span><text:span text:style-name="T12">]</text:span><text:span text:style-name="T6"> </text:span><text:span text:style-name="T12">+</text:span><text:span text:style-name="T6"> </text:span><text:span text:style-name="T21">" "</text:span><text:span text:style-name="T12">);</text:span></text:p>
            <text:p text:style-name="P17"><text:span text:style-name="T6"><text:s text:c="12"/>counter</text:span><text:span text:style-name="T12">++;</text:span><text:span text:style-name="T6"><text:line-break/> <text:s text:c="7"/></text:span><text:span text:style-name="T12">}</text:span><text:span text:style-name="T6"><text:line-break/> <text:s text:c="7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);</text:span><text:span text:style-name="T6"><text:line-break/> <text:s text:c="3"/></text:span><text:span text:style-name="T12">}</text:span><text:span text:style-name="T6"><text:line-break/>}</text:span></text:p>
          </table:table-cell>
        </table:table-row>
      </table:table>
      <text:p text:style-name="P21"/>
      <text:p text:style-name="P21"><text:soft-page-break/></text:p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A"/>
        <table:table-row table:style-name="Table31.1">
          <table:table-cell table:style-name="Table31.A1" office:value-type="string">
            <text:p text:style-name="P21"/>
          </table:table-cell>
          <table:table-cell table:style-name="Table31.A1" office:value-type="string">
            <text:p text:style-name="P16"><text:span text:style-name="T1">j = 0</text:span></text:p>
          </table:table-cell>
          <table:table-cell table:style-name="Table31.A1" office:value-type="string">
            <text:p text:style-name="P16"><text:span text:style-name="T1">j = 1</text:span></text:p>
          </table:table-cell>
          <table:table-cell table:style-name="Table31.A1" office:value-type="string">
            <text:p text:style-name="P16"><text:span text:style-name="T1">j = 2</text:span></text:p>
          </table:table-cell>
          <table:table-cell table:style-name="Table31.A1" office:value-type="string">
            <text:p text:style-name="P16"><text:span text:style-name="T1">j = 3</text:span></text:p>
          </table:table-cell>
        </table:table-row>
        <table:table-row table:style-name="Table31.1">
          <table:table-cell table:style-name="Table31.A2" office:value-type="string">
            <text:p text:style-name="P16"><text:span text:style-name="T1">i = 0</text:span></text:p>
          </table:table-cell>
          <table:table-cell table:style-name="Table31.A2" office:value-type="string">
            <text:p text:style-name="P16"><text:span text:style-name="T1">1</text:span></text:p>
          </table:table-cell>
          <table:table-cell table:style-name="Table31.A2" office:value-type="string">
            <text:p text:style-name="P16"><text:span text:style-name="T1">2</text:span></text:p>
          </table:table-cell>
          <table:table-cell table:style-name="Table31.A2" office:value-type="string">
            <text:p text:style-name="P16"><text:span text:style-name="T1">3</text:span></text:p>
          </table:table-cell>
          <table:table-cell table:style-name="Table31.A2" office:value-type="string">
            <text:p text:style-name="P16"><text:span text:style-name="T1">4</text:span></text:p>
          </table:table-cell>
        </table:table-row>
        <table:table-row table:style-name="Table31.1">
          <table:table-cell table:style-name="Table31.A1" office:value-type="string">
            <text:p text:style-name="P16"><text:span text:style-name="T1">i = 1</text:span></text:p>
          </table:table-cell>
          <table:table-cell table:style-name="Table31.A1" office:value-type="string">
            <text:p text:style-name="P16"><text:span text:style-name="T1">5</text:span></text:p>
          </table:table-cell>
          <table:table-cell table:style-name="Table31.A1" office:value-type="string">
            <text:p text:style-name="P16"><text:span text:style-name="T1">6</text:span></text:p>
          </table:table-cell>
          <table:table-cell table:style-name="Table31.A1" office:value-type="string">
            <text:p text:style-name="P16"><text:span text:style-name="T1">7</text:span></text:p>
          </table:table-cell>
          <table:table-cell table:style-name="Table31.A1" office:value-type="string">
            <text:p text:style-name="P16"><text:span text:style-name="T1">8</text:span></text:p>
          </table:table-cell>
        </table:table-row>
        <table:table-row table:style-name="Table31.1">
          <table:table-cell table:style-name="Table31.A2" office:value-type="string">
            <text:p text:style-name="P16"><text:span text:style-name="T1">i = 2</text:span></text:p>
          </table:table-cell>
          <table:table-cell table:style-name="Table31.A2" office:value-type="string">
            <text:p text:style-name="P16"><text:span text:style-name="T1">9</text:span></text:p>
          </table:table-cell>
          <table:table-cell table:style-name="Table31.A2" office:value-type="string">
            <text:p text:style-name="P16"><text:span text:style-name="T1">10</text:span></text:p>
          </table:table-cell>
          <table:table-cell table:style-name="Table31.A2" office:value-type="string">
            <text:p text:style-name="P16"><text:span text:style-name="T1">11</text:span></text:p>
          </table:table-cell>
          <table:table-cell table:style-name="Table31.A2" office:value-type="string">
            <text:p text:style-name="P16"><text:span text:style-name="T1">12</text:span></text:p>
          </table:table-cell>
        </table:table-row>
      </table:table>
      <text:p text:style-name="P12"/>
      <text:p text:style-name="P12"><text:span text:style-name="T1">При работе с отладкой и двумерными массивами для их распечатки можно пользоваться следующим методом</text:span>.<text:span text:style-name="T1"> На вход метода необходимо подать ссылку на любой двумерный целочисленный массив. </text:span>П<text:span text:style-name="T1">ервый индекс массива указывает на строку, второй – на столбец.</text:span>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printArr</text:span><text:span text:style-name="T12">(</text:span><text:span text:style-name="T2">int</text:span><text:span text:style-name="T12">[][]</text:span><text:span text:style-name="T6"> arr</text:span><text:span text:style-name="T12">)</text:span><text:span text:style-name="T6"> </text:span><text:span text:style-name="T12">{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arr</text:span><text:span text:style-name="T12">.</text:span><text:span text:style-name="T6">length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</text:span><text:span text:style-name="T2">for</text:span><text:span text:style-name="T6"> </text:span><text:span text:style-name="T12">(</text:span><text:span text:style-name="T2">int</text:span><text:span text:style-name="T6"> j </text:span><text:span text:style-name="T12">=</text:span><text:span text:style-name="T6"> </text:span><text:span text:style-name="T16">0</text:span><text:span text:style-name="T12">;</text:span><text:span text:style-name="T6"> j </text:span><text:span text:style-name="T12">&lt;</text:span><text:span text:style-name="T6"> arr</text:span><text:span text:style-name="T12">[</text:span><text:span text:style-name="T6">i</text:span><text:span text:style-name="T12">].</text:span><text:span text:style-name="T6">length</text:span><text:span text:style-name="T12">;</text:span><text:span text:style-name="T6"> j</text:span><text:span text:style-name="T12">++)</text:span><text:span text:style-name="T6"> </text:span><text:span text:style-name="T12">{</text:span><text:span text:style-name="T6"><text:line-break/> <text:s text:c="11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6">arr</text:span><text:span text:style-name="T12">[</text:span><text:span text:style-name="T6">i</text:span><text:span text:style-name="T12">][</text:span><text:span text:style-name="T6">j</text:span><text:span text:style-name="T12">]);</text:span><text:span text:style-name="T6"><text:line-break/> <text:s text:c="7"/></text:span><text:span text:style-name="T12">}</text:span><text:span text:style-name="T6"><text:line-break/> <text:s text:c="7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);</text:span><text:span text:style-name="T6"><text:line-break/> <text:s text:c="3"/></text:span><text:span text:style-name="T12">}</text:span><text:span text:style-name="T6"><text:line-break/>}</text:span></text:p>
          </table:table-cell>
        </table:table-row>
      </table:table>
      <text:p text:style-name="P42"><text:bookmark text:name="_utkoj9ftgcg4"/></text:p>
      <text:p text:style-name="P42"><text:bookmark text:name="_pxqxm8o7b60r"/>Нерегулярные массивы</text:p>
      <text:p text:style-name="P12"><text:span text:style-name="T1">Выделяя память под многомерный массив, достаточно указать лишь первый (крайний слева) размер. </text:span>П<text:span text:style-name="T1">амять под остальные размеры массива можно выделять </text:span>по отдельности.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7"><text:span text:style-name="T2">int</text:span><text:span text:style-name="T12">[][]</text:span><text:span text:style-name="T6"> table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3</text:span><text:span text:style-name="T12">][];</text:span><text:span text:style-name="T6"><text:line-break/>table</text:span><text:span text:style-name="T12">[</text:span><text:span text:style-name="T16">0</text:span><text:span text:style-name="T12">]</text:span><text:span text:style-name="T6">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1</text:span><text:span text:style-name="T12">];</text:span><text:span text:style-name="T6"><text:line-break/>table</text:span><text:span text:style-name="T12">[</text:span><text:span text:style-name="T16">1</text:span><text:span text:style-name="T12">]</text:span><text:span text:style-name="T6">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5</text:span><text:span text:style-name="T12">];</text:span><text:span text:style-name="T6"><text:line-break/>table</text:span><text:span text:style-name="T12">[</text:span><text:span text:style-name="T16">2</text:span><text:span text:style-name="T12">]</text:span><text:span text:style-name="T6">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3</text:span><text:span text:style-name="T12">];</text:span></text:p>
          </table:table-cell>
        </table:table-row>
      </table:table>
      <text:p text:style-name="P12"/>
      <text:p text:style-name="P12"><text:span text:style-name="T1">Поскольку многомерный массив является массивом массивов, существует возможность установить разную длину массива по каждому индексу. В некоторых случаях такие массивы могут значительно повысить эффективность работы программы и снизить потребление памяти, например, если требуется создать очень большой двумерный массив, в котором используются не все элементы.</text:span></text:p>
      <text:p text:style-name="P42"><text:bookmark text:name="_864eah3vuomf"/>Многомерные массивы</text:p>
      <text:p text:style-name="P12"><text:span text:style-name="T1">В Java допускаются n-мерные массивы, ниже показана форма объявления.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6"><text:span text:style-name="T12">тип</text:span><text:span text:style-name="T6">_</text:span><text:span text:style-name="T12">данных[][]...[]</text:span><text:span text:style-name="T6"> </text:span><text:span text:style-name="T12">имя</text:span><text:span text:style-name="T6">_</text:span><text:span text:style-name="T12">массива</text:span><text:span text:style-name="T6"> </text:span><text:span text:style-name="T12">=</text:span><text:span text:style-name="T6"> </text:span><text:span text:style-name="T2">new</text:span><text:span text:style-name="T6"> </text:span><text:span text:style-name="T12">тип</text:span><text:span text:style-name="T6">_</text:span><text:span text:style-name="T12">данных[размер</text:span><text:span text:style-name="T16">1</text:span><text:span text:style-name="T12">][размер</text:span><text:span text:style-name="T16">2</text:span><text:span text:style-name="T12">]...[размер</text:span><text:span text:style-name="T6">N</text:span><text:span text:style-name="T12">];</text:span></text:p>
          </table:table-cell>
        </table:table-row>
      </table:table>
      <text:p text:style-name="P12"/>
      <text:p text:style-name="P12"><text:span text:style-name="T1">В качестве примера ниже приведено объявление трехмерного целочисленного массива размерами 2x3x4.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17"><text:span text:style-name="T2">int</text:span><text:span text:style-name="T12">[][][]</text:span><text:span text:style-name="T6"> mdarr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2</text:span><text:span text:style-name="T12">][</text:span><text:span text:style-name="T16">3</text:span><text:span text:style-name="T12">][</text:span><text:span text:style-name="T16">4</text:span><text:span text:style-name="T12">];</text:span></text:p>
          </table:table-cell>
        </table:table-row>
      </table:table>
      <text:p text:style-name="P12"/>
      <text:p text:style-name="P12"><text:span text:style-name="T1">Многомерный массив можно инициализировать</text:span>. И<text:span text:style-name="T1">нициализирующую последовательность</text:span> нужно заключить <text:span text:style-name="T1">в отдельные фигурные скобки.</text:span>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16"><text:span text:style-name="T12">тип</text:span><text:span text:style-name="T6">_</text:span><text:span text:style-name="T12">данных[][]</text:span><text:span text:style-name="T6"> </text:span><text:span text:style-name="T12">имя</text:span><text:span text:style-name="T6">_</text:span><text:span text:style-name="T12">массива</text:span><text:span text:style-name="T6"> </text:span><text:span text:style-name="T12">=</text:span><text:span text:style-name="T6"> {</text:span></text:p>
            <text:p text:style-name="P16"><text:span text:style-name="T6"><text:s text:c="3"/></text:span><text:span text:style-name="T12">{</text:span><text:span text:style-name="T6"> val</text:span><text:span text:style-name="T12">,</text:span><text:span text:style-name="T6"> val</text:span><text:span text:style-name="T12">,</text:span><text:span text:style-name="T6"> val</text:span><text:span text:style-name="T12">,</text:span><text:span text:style-name="T6"> </text:span><text:span text:style-name="T12">...,</text:span><text:span text:style-name="T6"> val </text:span><text:span text:style-name="T12">},</text:span></text:p>
            <text:p text:style-name="P16"><text:span text:style-name="T6"><text:s text:c="3"/></text:span><text:span text:style-name="T12">{</text:span><text:span text:style-name="T6"> val</text:span><text:span text:style-name="T12">,</text:span><text:span text:style-name="T6"> val</text:span><text:span text:style-name="T12">,</text:span><text:span text:style-name="T6"> val</text:span><text:span text:style-name="T12">,</text:span><text:span text:style-name="T6"> </text:span><text:span text:style-name="T12">...,</text:span><text:span text:style-name="T6"> val </text:span><text:span text:style-name="T12">},</text:span></text:p>
            <text:p text:style-name="P16"><text:span text:style-name="T6"><text:s text:c="3"/></text:span><text:span text:style-name="T12">{</text:span><text:span text:style-name="T6"> val</text:span><text:span text:style-name="T12">,</text:span><text:span text:style-name="T6"> val</text:span><text:span text:style-name="T12">,</text:span><text:span text:style-name="T6"> val</text:span><text:span text:style-name="T12">,</text:span><text:span text:style-name="T6"> </text:span><text:span text:style-name="T12">...,</text:span><text:span text:style-name="T6"> val }</text:span></text:p>
            <text:p text:style-name="P3"><text:span text:style-name="T14">};</text:span></text:p>
          </table:table-cell>
        </table:table-row>
      </table:table>
      <text:p text:style-name="P24"/>
      <text:p text:style-name="P42"><text:bookmark text:name="_brxndb2ylqbo"/>Альтернативный синтаксис объявления массивов</text:p>
      <text:p text:style-name="P12"><text:span text:style-name="T1">Помимо рассмотренной выше общей формы для объявления массива можно также пользоваться следующей формой</text:span>.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16"><text:span text:style-name="T12">тип</text:span><text:span text:style-name="T6">_</text:span><text:span text:style-name="T12">данных</text:span><text:span text:style-name="T6"> </text:span><text:span text:style-name="T12">имя</text:span><text:span text:style-name="T6">_</text:span><text:span text:style-name="T12">массива[];</text:span></text:p>
          </table:table-cell>
        </table:table-row>
      </table:table>
      <text:p text:style-name="P12"/>
      <text:p text:style-name="P12"><text:span text:style-name="T1">Два следующих объявления массивов равнозначны</text:span>.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12">[]</text:span><text:span text:style-name="T6"> args</text:span><text:span text:style-name="T12">)</text:span><text:span text:style-name="T6"> </text:span><text:span text:style-name="T12">{</text:span><text:span text:style-name="T6"><text:line-break/> <text:s text:c="3"/></text:span><text:span text:style-name="T2">int</text:span><text:span text:style-name="T6"> arr</text:span><text:span text:style-name="T12">[]</text:span><text:span text:style-name="T6">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3</text:span><text:span text:style-name="T12">];</text:span><text:span text:style-name="T6"><text:line-break/> <text:s text:c="3"/></text:span><text:span text:style-name="T2">int</text:span><text:span text:style-name="T12">[]</text:span><text:span text:style-name="T6"> arr2 </text:span><text:span text:style-name="T12">=</text:span><text:span text:style-name="T6"> </text:span><text:span text:style-name="T2">new</text:span><text:span text:style-name="T6"> </text:span><text:span text:style-name="T2">int</text:span><text:span text:style-name="T12">[</text:span><text:span text:style-name="T16">3</text:span><text:span text:style-name="T12">];</text:span><text:span text:style-name="T6"><text:line-break/>}</text:span></text:p>
          </table:table-cell>
        </table:table-row>
      </table:table>
      <text:p text:style-name="P43"><text:bookmark text:name="_8uul5vy49ong"/></text:p>
      <text:p text:style-name="P42"><text:bookmark text:name="_d9ek3br2qlzg"/>Получение длины массива</text:p>
      <text:p text:style-name="P12"><text:span text:style-name="T1">При работе с массивами имеется возможность программно узнать его разме</text:span>р. Д<text:span text:style-name="T1">ля этого можно воспользоваться записью </text:span><text:span text:style-name="T26">имя_массива.length</text:span><text:span text:style-name="T1">. </text:span>Э<text:span text:style-name="T1">то удобно использовать</text:span>, когда нужно<text:span text:style-name="T1"> пройти циклом for по всему массиву.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17"><text:span text:style-name="T2">public</text:span><text:span text:style-name="T6"> </text:span><text:span text:style-name="T2">static</text:span><text:span text:style-name="T6"> </text:span><text:span text:style-name="T2">void</text:span><text:span text:style-name="T6"> main</text:span><text:span text:style-name="T12">(</text:span><text:span text:style-name="T19">String</text:span><text:span text:style-name="T12">[]</text:span><text:span text:style-name="T6"> args</text:span><text:span text:style-name="T12">)</text:span><text:span text:style-name="T6"> </text:span><text:span text:style-name="T12">{</text:span><text:span text:style-name="T6"><text:line-break/> <text:s text:c="3"/></text:span><text:span text:style-name="T2">int</text:span><text:span text:style-name="T12">[]</text:span><text:span text:style-name="T6"> arr </text:span><text:span text:style-name="T12">=</text:span><text:span text:style-name="T6"> </text:span><text:span text:style-name="T12">{</text:span><text:span text:style-name="T16">2</text:span><text:span text:style-name="T12">,</text:span><text:span text:style-name="T6"> </text:span><text:span text:style-name="T16">4</text:span><text:span text:style-name="T12">,</text:span><text:span text:style-name="T6"> </text:span><text:span text:style-name="T16">5</text:span><text:span text:style-name="T12">,</text:span><text:span text:style-name="T6"> </text:span><text:span text:style-name="T16">1</text:span><text:span text:style-name="T12">,</text:span><text:span text:style-name="T6"> </text:span><text:span text:style-name="T16">2</text:span><text:span text:style-name="T12">,</text:span><text:span text:style-name="T6"> </text:span><text:span text:style-name="T16">3</text:span><text:span text:style-name="T12">,</text:span><text:span text:style-name="T6"> </text:span><text:span text:style-name="T16">4</text:span><text:span text:style-name="T12">,</text:span><text:span text:style-name="T6"> </text:span><text:span text:style-name="T16">5</text:span><text:span text:style-name="T12">};</text:span><text:span text:style-name="T6"><text:line-break/> <text:s text:c="3"/></text:span><text:span text:style-name="T19">System</text:span><text:span text:style-name="T12">.</text:span><text:span text:style-name="T3">out</text:span><text:span text:style-name="T12">.</text:span><text:span text:style-name="T6">println</text:span><text:span text:style-name="T12">(</text:span><text:span text:style-name="T21">"arr.length: "</text:span><text:span text:style-name="T6"> </text:span><text:span text:style-name="T12">+</text:span><text:span text:style-name="T6"> arr</text:span><text:span text:style-name="T12">.</text:span><text:span text:style-name="T6">length</text:span><text:span text:style-name="T12">);</text:span><text:span text:style-name="T6"><text:line-break/> <text:s text:c="3"/></text:span><text:span text:style-name="T2">for</text:span><text:span text:style-name="T6"> </text:span><text:span text:style-name="T12">(</text:span><text:span text:style-name="T2">int</text:span><text:span text:style-name="T6"> i </text:span><text:span text:style-name="T12">=</text:span><text:span text:style-name="T6"> </text:span><text:span text:style-name="T16">0</text:span><text:span text:style-name="T12">;</text:span><text:span text:style-name="T6"> i </text:span><text:span text:style-name="T12">&lt;</text:span><text:span text:style-name="T6"> arr</text:span><text:span text:style-name="T12">.</text:span><text:span text:style-name="T6">length</text:span><text:span text:style-name="T12">;</text:span><text:span text:style-name="T6"> i</text:span><text:span text:style-name="T12">++)</text:span><text:span text:style-name="T6"> </text:span><text:span text:style-name="T12">{</text:span><text:span text:style-name="T6"><text:line-break/> <text:s text:c="7"/></text:span><text:span text:style-name="T19">System</text:span><text:span text:style-name="T12">.</text:span><text:span text:style-name="T3">out</text:span><text:span text:style-name="T12">.</text:span><text:span text:style-name="T2">print</text:span><text:span text:style-name="T12">(</text:span><text:span text:style-name="T6">arr</text:span><text:span text:style-name="T12">[</text:span><text:span text:style-name="T6">i</text:span><text:span text:style-name="T12">]</text:span><text:span text:style-name="T6"> </text:span><text:span text:style-name="T12">+</text:span><text:span text:style-name="T6"> </text:span><text:span text:style-name="T21">" "</text:span><text:span text:style-name="T12">);</text:span><text:span text:style-name="T6"><text:line-break/> <text:s text:c="3"/></text:span><text:span text:style-name="T12">}</text:span><text:span text:style-name="T6"><text:line-break/>}</text:span></text:p>
            <text:p text:style-name="P17"><text:span text:style-name="T13">Результат:</text:span></text:p>
            <text:p text:style-name="P17"><text:span text:style-name="T6">arr</text:span><text:span text:style-name="T12">.</text:span><text:span text:style-name="T6">length</text:span><text:span text:style-name="T12">:</text:span><text:span text:style-name="T6"> 8</text:span></text:p>
            <text:p text:style-name="P17"><text:span text:style-name="T16">2</text:span><text:span text:style-name="T6"> </text:span><text:span text:style-name="T16">4</text:span><text:span text:style-name="T6"> </text:span><text:span text:style-name="T16">5</text:span><text:span text:style-name="T6"> </text:span><text:span text:style-name="T16">1</text:span><text:span text:style-name="T6"> </text:span><text:span text:style-name="T16">2</text:span><text:span text:style-name="T6"> </text:span><text:span text:style-name="T16">3</text:span><text:span text:style-name="T6"> </text:span><text:span text:style-name="T16">4</text:span><text:span text:style-name="T6"> 5</text:span></text:p>
          </table:table-cell>
        </table:table-row>
      </table:table>
      <text:p text:style-name="P11"/>
      <text:p text:style-name="P40"><text:bookmark text:name="_26in1rg"/><text:span text:style-name="T1">Домашнее задание </text:span></text:p>
      <text:list xml:id="list2178631490" text:style-name="WWNum3">
        <text:list-item>
          <text:p text:style-name="P28">Задать целочисленный массив, состоящий из элементов 0 и 1. Например: [ 1, 1, 0, 0, 1, 0, 1, 1, 0, 0 ]. С помощью цикла и условия заменить 0 на 1, 1 на 0;</text:p>
        </text:list-item>
        <text:list-item>
          <text:p text:style-name="P28">Задать пустой целочисленный массив размером 8. С помощью цикла заполнить его значениями 0 3 6 9 12 15 18 21;</text:p>
        </text:list-item>
        <text:list-item>
          <text:p text:style-name="P28">Задать массив [ 1, 5, 3, 2, 11, 4, 5, 2, 4, 8, 9, 1 ] пройти по нему циклом, и числа меньшие 6 умножить на 2;</text:p>
        </text:list-item>
        <text:list-item>
          <text:p text:style-name="P28">Создать квадратный двумерный целочисленный массив (количество строк и столбцов одинаковое), и с помощью цикла(-ов) заполнить его диагональные элементы единицами;</text:p>
        </text:list-item>
        <text:list-item>
          <text:p text:style-name="P28">** Задать одномерный массив и найти в нем минимальный и максимальный элементы (без помощи интернета);</text:p>
        </text:list-item>
        <text:list-item>
          <text:p text:style-name="P28">** Написать метод, в который передается не пустой одномерный целочисленный массив, метод должен вернуть true, если в массиве есть место, в котором сумма левой и правой части массива равны. Примеры: checkBalance([2, 2, 2, 1, 2, 2, || 10, 1]) → true, checkBalance([1, 1, 1, || 2, 1]) → true, граница показана символами ||, эти символы в массив не входят.</text:p>
        </text:list-item>
        <text:list-item>
          <text:p text:style-name="P31">**** Написать метод, которому на вход подается одномерный массив и число n (может быть положительным, или отрицательным), при этом метод должен сместить все элементы массива на n позиций. Элементы смещаются циклично. Для усложнения задачи нельзя пользоваться вспомогательными массивами. Примеры: [ 1, 2, 3 ] при n = 1 (на один вправо) -&gt; [ 3, 1, 2 ]; [ 3, 5, 6, 1] при n = -2 (на два влево) -&gt; [ 6, 1, 3, 5 ]. При каком n в какую сторону сдвиг можете выбирать сами.</text:p>
        </text:list-item>
      </text:list>
      <text:p text:style-name="P8"/>
      <text:p text:style-name="P26"><text:span text:style-name="T1">Если выполнение задач вызывает трудности, можете обратиться к последней странице методического пособия. Для задач со * не нужно искать решение в интернете, иначе вы теряете весь смысл их выполнения.</text:span></text:p>
      <text:p text:style-name="P33"/>
      <text:p text:style-name="P40"><text:bookmark text:name="_35nkun2"/><text:span text:style-name="T1">Дополнительные материалы</text:span></text:p>
      <text:list xml:id="list2196110238" text:style-name="WWNum2">
        <text:list-item>
          <text:p text:style-name="P29"><text:span text:style-name="T27">К. Сьерра, Б. Бейтс <text:s/>Изучаем Java // Пер. с англ. – М.: Эксмо, 2012. – 720 с.</text:span></text:p>
        </text:list-item>
        <text:list-item>
          <text:p text:style-name="P29"><text:span text:style-name="T27">Кей С. Хорстманн, Гари Корнелл <text:s/>Java. Библиотека профессионала. Том 1. Основы </text:span><text:span text:style-name="T1">// Пер. с англ. </text:span>– <text:span text:style-name="T1"><text:s/>М.: Вильямс, 2014. </text:span>– <text:span text:style-name="T1">864 с. </text:span></text:p>
        </text:list-item>
      </text:list>
      <text:p text:style-name="P38"><text:bookmark text:name="_vzf24lt9vcd4"/>Используемая литература</text:p>
      <text:list xml:id="list3802720424" text:style-name="WWNum1">
        <text:list-item>
          <text:p text:style-name="P34"><text:span text:style-name="T49">Брюс Эккель <text:s/>Философия Java // 4-е изд.: Пер. с англ. – СПб.: Питер, 2016. – 1168 с.</text:span></text:p>
        </text:list-item>
        <text:list-item>
          <text:p text:style-name="P34">Г. Шилдт <text:s/>Java 8. Полное руководство // 9-е изд.: Пер. с англ. – <text:s/>М.: Вильямс, 2015. – 1376 с. </text:p>
        </text:list-item>
        <text:list-item>
          <text:p text:style-name="P34">Г. Шилдт <text:s/>Java 8: Руководство для начинающих. // 6-е изд.: Пер. с англ. – М.: Вильямс, 2015. – <text:s/>720 с.</text:p>
        </text:list-item>
      </text:list>
      <text:p text:style-name="P38"><text:bookmark text:name="_qiqkhc6acj4c"/></text:p>
      <text:p text:style-name="P39"><text:bookmark text:name="_44sinio"/><text:span text:style-name="T1">Подсказки по домашнему заданию</text:span></text:p>
      <text:list xml:id="list162739019" text:style-name="WWNum4">
        <text:list-item>
          <text:p text:style-name="P35"><text:span text:style-name="T28">Вариант 1:<text:line-break/>public static void invertArray() {<text:line-break/> <text:s text:c="2"/>int[] arr = { 1, 0, 1, 0, 0, 1 };<text:line-break/> <text:s text:c="2"/>for (int i = 0; i &lt; arr.length; i++) {<text:line-break/> <text:s text:c="5"/>// …<text:line-break/> <text:s text:c="2"/>} <text:line-break/>}<text:line-break/>Вариант 2:<text:line-break/>public static void invertArray() {<text:line-break/> <text:s text:c="2"/>int[] arr = { 1, 0, 1, 0, 0, 1 };<text:line-break/> <text:s text:c="2"/>for (int i = 0; i &lt; arr.length; i++) {<text:line-break/> <text:s text:c="5"/>if (…) {<text:line-break/> <text:s text:c="7"/>// ...<text:line-break/> <text:s text:c="5"/>} else {<text:line-break/> <text:s text:c="7"/>// ...<text:line-break/> <text:s text:c="5"/>}<text:line-break/> <text:s text:c="2"/>} <text:line-break/>}<text:line-break/></text:span></text:p>
        </text:list-item>
        <text:list-item>
          <text:p text:style-name="P36"><text:span text:style-name="T28">Вариант 1:<text:line-break/>public static void fillArray() {<text:line-break/> <text:s text:c="2"/>int[] arr = new int[8];<text:line-break/> <text:s text:c="2"/>for (int i = 0; i &lt; arr.length; i++) {<text:line-break/> <text:s text:c="5"/>// ...<text:line-break/> <text:s text:c="2"/>}<text:line-break/>}<text:line-break/>Вариант 2:<text:line-break/>public static void fillArray() {<text:line-break/> <text:s text:c="2"/>int[] arr = new int[8];<text:line-break/> <text:s text:c="2"/>arr[0] = 0;<text:line-break/> <text:s text:c="2"/>for (int i = 1; i &lt; arr.length; i++) {<text:line-break/> <text:s text:c="5"/>// ...<text:line-break/> <text:s text:c="2"/>}<text:line-break/>}<text:line-break/>Вариант 3:<text:line-break/>public static void fillArray() {<text:line-break/> <text:s text:c="2"/>int[] arr = new int[8];<text:line-break/> <text:s text:c="2"/>for (int i = 0, ...; i &lt; arr.length; i++, ...) {<text:line-break/> <text:s text:c="5"/>// ...<text:line-break/> <text:s text:c="2"/>}<text:line-break/>}<text:line-break/>И еще есть несколько вариантов...</text:span></text:p>
        </text:list-item>
        <text:list-item>
          <text:p text:style-name="P30"><text:span text:style-name="T1">public static void changeArray() {<text:line-break/> <text:s text:c="2"/>int[] w = { 1, 5, 3, 2, 11, 4, 5, 2, 4, 8, 9, 1 };<text:line-break/> <text:s text:c="2"/>for (int i = 0; i &lt; w.length; i++) {<text:line-break/> <text:s text:c="5"/>if (...) {<text:line-break/> <text:s text:c="8"/>// ...<text:line-break/> <text:s text:c="5"/>}<text:line-break/> <text:s text:c="2"/>}<text:line-break/>}</text:span></text:p>
        </text:list-item>
        <text:list-item>
          <text:p text:style-name="P32"><text:span text:style-name="T1">Вариант 1:<text:line-break/>public static void fillDiagonal() {<text:line-break/> <text:s text:c="2"/>int[][] arr = new int[4][4];<text:line-break/> <text:s text:c="2"/>for (int i = 0; i &lt; 4; i++) {<text:line-break/> <text:s text:c="5"/>// ...<text:line-break/> <text:s text:c="2"/>}<text:line-break/>}<text:line-break/>Вариант 2:<text:line-break/>public static void fillDiagonal() {<text:line-break/> <text:s text:c="2"/>int[][] arr = new int[4][4];<text:line-break/> <text:s text:c="2"/>for (int i = 0; i &lt; 4; i++) {<text:line-break/> <text:s text:c="5"/>for (int j = 0; j &lt; 4; j++) {<text:line-break/> <text:s text:c="8"/>// ...<text:line-break/> <text:s text:c="5"/>}<text:line-break/> <text:s text:c="2"/>}<text:line-break/>}</text:span></text:p>
        </text:list-item>
      </text:list>
      <text:p text:style-name="P12"><text:span text:style-name="T26">Вместо … подставляете ваш код. Варианты 1-n означает, что можно выполнить задачу несколькими способами. Представлены не все существующие решения, возможно, вы найдете свое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U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padding="0in" fo:border="none" fo:keep-with-next="always"/>
      <style:text-properties fo:font-variant="normal" fo:text-transform="none" fo:color="#4d5d6d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together="always" fo:padding="0in" fo:border="none" fo:keep-with-next="always"/>
      <style:text-properties fo:font-variant="normal" fo:text-transform="none" fo:color="#4d5d6d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padding="0in" fo:border="none" fo:keep-with-next="always"/>
      <style:text-properties fo:font-variant="normal" fo:text-transform="none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padding="0in" fo:border="none" fo:keep-with-next="always"/>
      <style:text-properties fo:font-variant="normal" fo:text-transform="none"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padding="0in" fo:border="none" fo:keep-with-next="always"/>
      <style:text-properties fo:font-variant="normal" fo:text-transform="none"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padding="0in" fo:border="none" fo:keep-with-next="always"/>
      <style:text-properties fo:font-variant="normal" fo:text-transform="none"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keep-together="always" fo:padding="0in" fo:border="none" fo:keep-with-next="always"/>
      <style:text-properties fo:font-variant="normal" fo:text-transform="none" fo:color="#4d5d6d" fo:font-size="44pt" style:font-size-asian="44pt" style:font-size-complex="4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padding="0in" fo:border="none" fo:keep-with-next="always"/>
      <style:text-properties fo:font-variant="normal" fo:text-transform="none"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top="4.3783in" fo:margin-bottom="0.139in" loext:contextual-spacing="false" fo:text-align="justify" style:justify-single-word="false"/>
    </style:style>
    <style:style style:name="MP4" style:family="paragraph">
      <loext:graphic-properties draw:fill="solid" draw:fill-color="#e9edf4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</style:style>
    <style:style style:name="MP6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Standard">
      <style:paragraph-properties fo:text-align="justify" style:justify-single-word="false"/>
    </style:style>
    <style:style style:name="MT1" style:family="text">
      <style:text-properties fo:font-variant="normal" fo:text-transform="none" fo:color="#abb1b9" fo:font-size="8pt" style:font-size-asian="8pt" style:font-size-complex="8pt"/>
    </style:style>
    <style:style style:name="MT2" style:family="text">
      <style:text-properties fo:font-variant="normal" fo:text-transform="none" fo:color="#4c5d6e" style:text-line-through-style="none" style:text-line-through-type="none" style:text-position="0% 100%" style:font-name="Arial" fo:font-size="12pt" fo:font-style="normal" fo:font-weight="bold" style:font-name-asian="Arial1" style:font-size-asian="12pt" style:font-style-asian="normal" style:font-weight-asian="bold" style:font-name-complex="Arial1"/>
    </style:style>
    <style:style style:name="MT3" style:family="text">
      <style:text-properties fo:font-variant="normal" fo:text-transform="none" fo:color="#4c5d6e" style:text-line-through-style="none" style:text-line-through-type="none" style:text-position="0% 100%" style:font-name="Arial" fo:font-size="24pt" fo:font-style="normal" fo:font-weight="normal" style:font-name-asian="Arial1" style:font-size-asian="24pt" style:font-style-asian="normal" style:font-weight-asian="normal" style:font-name-complex="Arial1"/>
    </style:style>
    <style:style style:name="Mgr1" style:family="graphic" style:parent-style-name="Frame">
      <style:graphic-properties draw:stroke="none" svg:stroke-width="0in" draw:fill="solid" draw:fill-color="#e9edf4" draw:textarea-vertical-align="middle" draw:auto-grow-height="false" fo:min-height="1.0984in" fo:min-width="8.072in" fo:padding-top="0.1in" fo:padding-bottom="0.1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1.4016in" fo:min-width="5.8217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fo:margin-left="0.0626in" fo:margin-right="0.0626in" fo:margin-top="0.0626in" fo:margin-bottom="0.0626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  <text:p text:style-name="MP2"><text:span text:style-name="MT1">© geekbrains.ru<text:tab/><text:tab/><text:tab/><text:tab/><text:tab/><text:tab/><text:tab/><text:tab/><text:tab/><text:tab/><text:tab/><text:tab/></text:span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<draw:custom-shape text:anchor-type="paragraph" draw:z-index="2" draw:name="Image1" draw:style-name="Mgr1" draw:text-style-name="MP4" svg:width="8.2717in" svg:height="1.298in" svg:x="-0.7866in" svg:y="-0.07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2" draw:style-name="Mgr2" draw:text-style-name="MP7" svg:width="6.0213in" svg:height="1.6012in" svg:x="0in" svg:y="0.5835in"><text:p text:style-name="MP5"><text:span text:style-name="MT2">Java Уровень 1</text:span></text:p><text:p text:style-name="MP6"><text:span text:style-name="MT3">Урок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0" draw:name="Image3" draw:style-name="Mgr3"><draw:frame draw:name="Shape 4" draw:style-name="Mgr4" draw:text-style-name="MP7" svg:width="1.4803in" svg:height="1.4803in" svg:x="5.1665in" svg:y="0.4791in"><draw:image xlink:href="Pictures/100002010000012E0000012E536C16603C5E2A79.png" xlink:type="simple" xlink:show="embed" xlink:actuate="onLoad"><text:p/></draw:image></draw:frame></draw:g></text:p>
        <text:p text:style-name="MP8"/>
        <text:p text:style-name="MP8"/>
        <text:p text:style-name="MP8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9" meta:image-count="0" meta:object-count="0" meta:page-count="5" meta:paragraph-count="249" meta:word-count="2935" meta:character-count="18834" meta:non-whitespace-character-count="14972"/>
    <meta:generator>LibreOfficeDev/6.0.5.2$Linux_X86_64 LibreOffice_project/</meta:generator>
  </office:meta>
</office:document-meta>
</file>